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>
      <style:text-properties fo:font-style="italic" style:font-style-asian="italic" style:font-style-complex="italic"/>
    </style:style>
    <style:style style:name="T9_22" style:family="text">
      <style:text-properties fo:font-style="italic" style:font-style-asian="italic" style:font-style-complex="italic"/>
    </style:style>
    <style:style style:name="T9_23" style:family="text">
      <style:text-properties fo:font-style="italic" style:font-style-asian="italic" style:font-style-complex="italic"/>
    </style:style>
    <style:style style:name="T9_24" style:family="text">
      <style:text-properties fo:font-style="italic" style:font-style-asian="italic" style:font-style-complex="italic"/>
    </style:style>
    <style:style style:name="T9_25" style:family="text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>
      <style:text-properties fo:font-style="italic" style:font-style-asian="italic" style:font-style-complex="italic"/>
    </style:style>
    <style:style style:name="T11_62" style:family="text">
      <style:text-properties fo:font-style="italic" style:font-style-asian="italic" style:font-style-complex="italic"/>
    </style:style>
    <style:style style:name="T11_63" style:family="text">
      <style:text-properties fo:font-style="italic" style:font-style-asian="italic" style:font-style-complex="italic"/>
    </style:style>
    <style:style style:name="T11_64" style:family="text">
      <style:text-properties fo:font-style="italic" style:font-style-asian="italic" style:font-style-complex="italic"/>
    </style:style>
    <style:style style:name="T11_65" style:family="text">
      <style:text-properties fo:font-style="italic" style:font-style-asian="italic" style:font-style-complex="italic"/>
    </style:style>
    <style:style style:name="T11_66" style:family="text">
      <style:text-properties fo:font-style="italic" style:font-style-asian="italic" style:font-style-complex="italic"/>
    </style:style>
    <style:style style:name="T11_67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>
      <style:text-properties fo:font-style="italic" style:font-style-asian="italic" style:font-style-complex="italic"/>
    </style:style>
    <style:style style:name="T13_82" style:family="text">
      <style:text-properties fo:font-style="italic" style:font-style-asian="italic" style:font-style-complex="italic"/>
    </style:style>
    <style:style style:name="T13_83" style:family="text">
      <style:text-properties fo:font-style="italic" style:font-style-asian="italic" style:font-style-complex="italic"/>
    </style:style>
    <style:style style:name="T13_84" style:family="text">
      <style:text-properties fo:font-style="italic" style:font-style-asian="italic" style:font-style-complex="italic"/>
    </style:style>
    <style:style style:name="T13_85" style:family="text">
      <style:text-properties fo:font-style="italic" style:font-style-asian="italic" style:font-style-complex="italic"/>
    </style:style>
    <style:style style:name="T13_86" style:family="text">
      <style:text-properties fo:font-style="italic" style:font-style-asian="italic" style:font-style-complex="italic"/>
    </style:style>
    <style:style style:name="T13_87" style:family="text">
      <style:text-properties fo:font-style="italic" style:font-style-asian="italic" style:font-style-complex="italic"/>
    </style:style>
    <style:style style:name="T13_88" style:family="text">
      <style:text-properties fo:font-style="italic" style:font-style-asian="italic" style:font-style-complex="italic"/>
    </style:style>
    <style:style style:name="T13_89" style:family="text">
      <style:text-properties fo:font-style="italic" style:font-style-asian="italic" style:font-style-complex="italic"/>
    </style:style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>
      <style:text-properties fo:font-style="italic" style:font-style-asian="italic" style:font-style-complex="italic"/>
    </style:style>
    <style:style style:name="T17_52" style:family="text">
      <style:text-properties fo:font-style="italic" style:font-style-asian="italic" style:font-style-complex="italic"/>
    </style:style>
    <style:style style:name="T17_53" style:family="text">
      <style:text-properties fo:font-style="italic" style:font-style-asian="italic" style:font-style-complex="italic"/>
    </style:style>
    <style:style style:name="T17_54" style:family="text">
      <style:text-properties fo:font-style="italic" style:font-style-asian="italic" style:font-style-complex="italic"/>
    </style:style>
    <style:style style:name="T17_55" style:family="text">
      <style:text-properties fo:font-style="italic" style:font-style-asian="italic" style:font-style-complex="italic"/>
    </style:style>
    <style:style style:name="T17_56" style:family="text">
      <style:text-properties fo:font-style="italic" style:font-style-asian="italic" style:font-style-complex="italic"/>
    </style:style>
    <style:style style:name="T17_57" style:family="text">
      <style:text-properties fo:font-style="italic" style:font-style-asian="italic" style:font-style-complex="italic"/>
    </style:style>
    <style:style style:name="T17_58" style:family="text">
      <style:text-properties fo:font-style="italic" style:font-style-asian="italic" style:font-style-complex="italic"/>
    </style:style>
    <style:style style:name="T17_59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>
      <style:text-properties fo:font-style="italic" style:font-style-asian="italic" style:font-style-complex="italic"/>
    </style:style>
    <style:style style:name="T19_50" style:family="text">
      <style:text-properties fo:font-style="italic" style:font-style-asian="italic" style:font-style-complex="italic"/>
    </style:style>
    <style:style style:name="T19_51" style:family="text">
      <style:text-properties fo:font-style="italic" style:font-style-asian="italic" style:font-style-complex="italic"/>
    </style:style>
    <style:style style:name="T19_52" style:family="text">
      <style:text-properties fo:font-style="italic" style:font-style-asian="italic" style:font-style-complex="italic"/>
    </style:style>
    <style:style style:name="T19_53" style:family="text">
      <style:text-properties fo:font-style="italic" style:font-style-asian="italic" style:font-style-complex="italic"/>
    </style:style>
    <style:style style:name="T19_54" style:family="text">
      <style:text-properties fo:font-style="italic" style:font-style-asian="italic" style:font-style-complex="italic"/>
    </style:style>
    <style:style style:name="T19_55" style:family="text">
      <style:text-properties fo:font-style="italic" style:font-style-asian="italic" style:font-style-complex="italic"/>
    </style:style>
    <style:style style:name="T19_56" style:family="text">
      <style:text-properties fo:font-style="italic" style:font-style-asian="italic" style:font-style-complex="italic"/>
    </style:style>
    <style:style style:name="T19_57" style:family="text">
      <style:text-properties fo:font-style="italic" style:font-style-asian="italic" style:font-style-complex="italic"/>
    </style:style>
    <style:style style:name="T19_58" style:family="text">
      <style:text-properties fo:font-style="italic" style:font-style-asian="italic" style:font-style-complex="italic"/>
    </style:style>
    <style:style style:name="T19_59" style:family="text">
      <style:text-properties fo:font-style="italic" style:font-style-asian="italic" style:font-style-complex="italic"/>
    </style:style>
    <style:style style:name="T19_6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P4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Зачем</text:span><text:span text:style-name="T1_2"><text:s/></text:span><text:span text:style-name="T1_3">нужна</text:span><text:span text:style-name="T1_4"><text:s/></text:span><text:span text:style-name="T1_5">сеть</text:span><text:span text:style-name="T1_6"><text:s/></text:span><text:span text:style-name="T1_7">доверия</text:span><text:span text:style-name="T1_8">?</text:span></text:p>
      <text:p text:style-name="P2"/>
      <text:p text:style-name="P3"><text:span text:style-name="T3_1">В</text:span><text:span text:style-name="T3_2"><text:s/></text:span><text:span text:style-name="T3_3">последнее</text:span><text:span text:style-name="T3_4"><text:s/></text:span><text:span text:style-name="T3_5">время</text:span><text:span text:style-name="T3_6">,<text:s/></text:span><text:span text:style-name="T3_7">в</text:span><text:span text:style-name="T3_8"><text:s/></text:span><text:span text:style-name="T3_9">связи</text:span><text:span text:style-name="T3_10"><text:s/></text:span><text:span text:style-name="T3_11">с</text:span><text:span text:style-name="T3_12"><text:s/></text:span><text:span text:style-name="T3_13">развитием</text:span><text:span text:style-name="T3_14"><text:s/></text:span><text:span text:style-name="T3_15">сети</text:span><text:span text:style-name="T3_16"><text:s/></text:span><text:span text:style-name="T3_17">интернет</text:span><text:span text:style-name="T3_18">,<text:s/></text:span><text:span text:style-name="T3_19">все</text:span><text:span text:style-name="T3_20"><text:s/></text:span><text:span text:style-name="T3_21">чаще</text:span><text:span text:style-name="T3_22"><text:s/></text:span><text:span text:style-name="T3_23">встает</text:span><text:span text:style-name="T3_24"><text:s/></text:span><text:span text:style-name="T3_25">вопрос</text:span><text:span text:style-name="T3_26"><text:s/></text:span><text:span text:style-name="T3_27">о</text:span><text:span text:style-name="T3_28"><text:s/></text:span><text:span text:style-name="T3_29">возможности</text:span><text:span text:style-name="T3_30"><text:s/></text:span><text:span text:style-name="T3_31">проведения</text:span><text:span text:style-name="T3_32"><text:s/></text:span><text:span text:style-name="T3_33">различных</text:span><text:span text:style-name="T3_34"><text:s/></text:span><text:span text:style-name="T3_35">голосований</text:span><text:span text:style-name="T3_36"><text:s/></text:span><text:span text:style-name="T3_37">и</text:span><text:span text:style-name="T3_38"><text:s/></text:span><text:span text:style-name="T3_39">выборов</text:span><text:span text:style-name="T3_40"><text:s/></text:span><text:span text:style-name="T3_41">с</text:span><text:span text:style-name="T3_42"><text:s/></text:span><text:span text:style-name="T3_43">ее</text:span><text:span text:style-name="T3_44"><text:s/></text:span><text:span text:style-name="T3_45">использованием</text:span><text:span text:style-name="T3_46">.<text:s/></text:span><text:span text:style-name="T3_47">При</text:span><text:span text:style-name="T3_48"><text:s/></text:span><text:span text:style-name="T3_49">проведении</text:span><text:span text:style-name="T3_50"><text:s/></text:span><text:span text:style-name="T3_51">выборов</text:span><text:span text:style-name="T3_52"><text:s/></text:span><text:span text:style-name="T3_53">обычным</text:span><text:span text:style-name="T3_54"><text:s/></text:span><text:span text:style-name="T3_55">образом</text:span><text:span text:style-name="T3_56">,<text:s/></text:span><text:span text:style-name="T3_57">без</text:span><text:span text:style-name="T3_58"><text:s/></text:span><text:span text:style-name="T3_59">использования</text:span><text:span text:style-name="T3_60"><text:s/></text:span><text:span text:style-name="T3_61">интернет</text:span><text:span text:style-name="T3_62">,<text:s/></text:span><text:span text:style-name="T3_63">организаторы</text:span><text:span text:style-name="T3_64"><text:s/></text:span><text:span text:style-name="T3_65">могут</text:span><text:span text:style-name="T3_66"><text:s/></text:span><text:span text:style-name="T3_67">проверить</text:span><text:span text:style-name="T3_68"><text:s/></text:span><text:span text:style-name="T3_69">документы</text:span><text:span text:style-name="T3_70"><text:s/></text:span><text:span text:style-name="T3_71">голосующего</text:span><text:span text:style-name="T3_72">.<text:s/></text:span><text:span text:style-name="T3_73">Через</text:span><text:span text:style-name="T3_74"><text:s/></text:span><text:span text:style-name="T3_75">сеть</text:span><text:span text:style-name="T3_76"><text:s/></text:span><text:span text:style-name="T3_77">это</text:span><text:span text:style-name="T3_78"><text:s/></text:span><text:span text:style-name="T3_79">сделать</text:span><text:span text:style-name="T3_80"><text:s/></text:span><text:span text:style-name="T3_81">сложно</text:span><text:span text:style-name="T3_82"><text:s/></text:span><text:span text:style-name="T3_83">или</text:span><text:span text:style-name="T3_84"><text:s/></text:span><text:span text:style-name="T3_85">слишком</text:span><text:span text:style-name="T3_86"><text:s/></text:span><text:span text:style-name="T3_87">ресурсоемко</text:span><text:span text:style-name="T3_88">.</text:span></text:p>
      <text:p text:style-name="P4"/>
      <text:p text:style-name="P5"><text:span text:style-name="T5_1">Сеть</text:span><text:span text:style-name="T5_2"><text:s/></text:span><text:span text:style-name="T5_3">доверия</text:span><text:span text:style-name="T5_4"><text:s/></text:span><text:span text:style-name="T5_5">предназначена</text:span><text:span text:style-name="T5_6"><text:s/></text:span><text:span text:style-name="T5_7">для</text:span><text:span text:style-name="T5_8"><text:s/></text:span><text:span text:style-name="T5_9">решения</text:span><text:span text:style-name="T5_10"><text:s/></text:span><text:span text:style-name="T5_11">этой</text:span><text:span text:style-name="T5_12"><text:s/></text:span><text:span text:style-name="T5_13">проблемы</text:span><text:span text:style-name="T5_14">.<text:s/></text:span><text:span text:style-name="T5_15">В</text:span><text:span text:style-name="T5_16"><text:s/></text:span><text:span text:style-name="T5_17">сети</text:span><text:span text:style-name="T5_18"><text:s/></text:span><text:span text:style-name="T5_19">доверия</text:span><text:span text:style-name="T5_20"><text:s/></text:span><text:span text:style-name="T5_21">такой</text:span><text:span text:style-name="T5_22"><text:s/></text:span><text:span text:style-name="T5_23">проверкой</text:span><text:span text:style-name="T5_24"><text:s/></text:span><text:span text:style-name="T5_25">документов</text:span><text:span text:style-name="T5_26"><text:s/></text:span><text:span text:style-name="T5_27">может</text:span><text:span text:style-name="T5_28"><text:s/></text:span><text:span text:style-name="T5_29">заниматься</text:span><text:span text:style-name="T5_30"><text:s/></text:span><text:span text:style-name="T5_31">любой</text:span><text:span text:style-name="T5_32"><text:s/></text:span><text:span text:style-name="T5_33">ее</text:span><text:span text:style-name="T5_34"><text:s/></text:span><text:span text:style-name="T5_35">пользователь</text:span><text:span text:style-name="T5_36">.<text:s/></text:span><text:span text:style-name="T5_37">Пользователи</text:span><text:span text:style-name="T5_38"><text:s/></text:span><text:span text:style-name="T5_39">могут</text:span><text:span text:style-name="T5_40"><text:s/></text:span><text:span text:style-name="T5_41">проверять</text:span><text:span text:style-name="T5_42"><text:s/></text:span><text:span text:style-name="T5_43">документы</text:span><text:span text:style-name="T5_44"><text:s/></text:span><text:span text:style-name="T5_45">друг</text:span><text:span text:style-name="T5_46"><text:s/></text:span><text:span text:style-name="T5_47">у</text:span><text:span text:style-name="T5_48"><text:s/></text:span><text:span text:style-name="T5_49">друга</text:span><text:span text:style-name="T5_50"><text:s/></text:span><text:span text:style-name="T5_51">различными</text:span><text:span text:style-name="T5_52"><text:s/></text:span><text:span text:style-name="T5_53">способами</text:span><text:span text:style-name="T5_54">.<text:s/></text:span><text:span text:style-name="T5_55">В</text:span><text:span text:style-name="T5_56"><text:s/></text:span><text:span text:style-name="T5_57">зависимости</text:span><text:span text:style-name="T5_58"><text:s/></text:span><text:span text:style-name="T5_59">от</text:span><text:span text:style-name="T5_60"><text:s/></text:span><text:span text:style-name="T5_61">надежности</text:span><text:span text:style-name="T5_62"><text:s/></text:span><text:span text:style-name="T5_63">использованного</text:span><text:span text:style-name="T5_64"><text:s/></text:span><text:span text:style-name="T5_65">в</text:span><text:span text:style-name="T5_66"><text:s/></text:span><text:span text:style-name="T5_67">разных</text:span><text:span text:style-name="T5_68"><text:s/></text:span><text:span text:style-name="T5_69">случаях</text:span><text:span text:style-name="T5_70"><text:s/></text:span><text:span text:style-name="T5_71">способа</text:span><text:span text:style-name="T5_72"><text:s/></text:span><text:span text:style-name="T5_73">проверки</text:span><text:span text:style-name="T5_74">,<text:s/></text:span><text:span text:style-name="T5_75">они</text:span><text:span text:style-name="T5_76"><text:s/></text:span><text:span text:style-name="T5_77">могут</text:span><text:span text:style-name="T5_78"><text:s/></text:span><text:span text:style-name="T5_79">указывать</text:span><text:span text:style-name="T5_80"><text:s/></text:span><text:span text:style-name="T5_81">для</text:span><text:span text:style-name="T5_82"><text:s/></text:span><text:span text:style-name="T5_83">проверенных</text:span><text:span text:style-name="T5_84"><text:s/></text:span><text:span text:style-name="T5_85">пользователей</text:span><text:span text:style-name="T5_86"><text:s/></text:span><text:span text:style-name="T5_87">соответствующий</text:span><text:span text:style-name="T5_88"><text:s/></text:span><text:span text:style-name="T5_89">уровень</text:span><text:span text:style-name="T5_90"><text:s/></text:span><text:span text:style-name="T5_91">проверки</text:span><text:span text:style-name="T5_92">.</text:span></text:p>
      <text:p text:style-name="P6"/>
      <text:p text:style-name="P7"><text:span text:style-name="T7_1">Для</text:span><text:span text:style-name="T7_2"><text:s/></text:span><text:span text:style-name="T7_3">чего</text:span><text:span text:style-name="T7_4"><text:s/></text:span><text:span text:style-name="T7_5">еще</text:span><text:span text:style-name="T7_6"><text:s/></text:span><text:span text:style-name="T7_7">можно</text:span><text:span text:style-name="T7_8"><text:s/></text:span><text:span text:style-name="T7_9">использовать</text:span><text:span text:style-name="T7_10"><text:s/></text:span><text:span text:style-name="T7_11">сеть</text:span><text:span text:style-name="T7_12"><text:s/></text:span><text:span text:style-name="T7_13">доверия</text:span><text:span text:style-name="T7_14">?</text:span></text:p>
      <text:p text:style-name="P8"/>
      <text:p text:style-name="P9"><text:span text:style-name="T9_1">Кроме</text:span><text:span text:style-name="T9_2"><text:s/></text:span><text:span text:style-name="T9_3">голосований</text:span><text:span text:style-name="T9_4">,<text:s/></text:span><text:span text:style-name="T9_5">сеть</text:span><text:span text:style-name="T9_6"><text:s/></text:span><text:span text:style-name="T9_7">доверия</text:span><text:span text:style-name="T9_8"><text:s/></text:span><text:span text:style-name="T9_9">можно</text:span><text:span text:style-name="T9_10"><text:s/></text:span><text:span text:style-name="T9_11">использовать</text:span><text:span text:style-name="T9_12"><text:s/></text:span><text:span text:style-name="T9_13">для</text:span><text:span text:style-name="T9_14"><text:s/></text:span><text:span text:style-name="T9_15">совершенно</text:span><text:span text:style-name="T9_16"><text:s/></text:span><text:span text:style-name="T9_17">различных</text:span><text:span text:style-name="T9_18"><text:s/></text:span><text:span text:style-name="T9_19">целей</text:span><text:span text:style-name="T9_20">.<text:line-break/><text:line-break/></text:span><text:span text:style-name="T9_21">Постоянно</text:span><text:span text:style-name="T9_22"><text:s/></text:span><text:span text:style-name="T9_23">идущие</text:span><text:span text:style-name="T9_24"><text:s/></text:span><text:span text:style-name="T9_25">опросы</text:span></text:p>
      <text:p text:style-name="P10"/>
      <text:p text:style-name="P11"><text:span text:style-name="T11_1">Аналог</text:span><text:span text:style-name="T11_2"><text:s/></text:span><text:span text:style-name="T11_3">голосований</text:span><text:span text:style-name="T11_4">,<text:s/></text:span><text:span text:style-name="T11_5">но</text:span><text:span text:style-name="T11_6"><text:s/></text:span><text:span text:style-name="T11_7">в</text:span><text:span text:style-name="T11_8"><text:s/></text:span><text:span text:style-name="T11_9">данном</text:span><text:span text:style-name="T11_10"><text:s/></text:span><text:span text:style-name="T11_11">случае</text:span><text:span text:style-name="T11_12"><text:s/></text:span><text:span text:style-name="T11_13">опрос</text:span><text:span text:style-name="T11_14"><text:s/></text:span><text:span text:style-name="T11_15">идет</text:span><text:span text:style-name="T11_16"><text:s/></text:span><text:span text:style-name="T11_17">постоянно</text:span><text:span text:style-name="T11_18"><text:s/></text:span><text:span text:style-name="T11_19">и</text:span><text:span text:style-name="T11_20"><text:s/></text:span><text:span text:style-name="T11_21">человек</text:span><text:span text:style-name="T11_22"><text:s/></text:span><text:span text:style-name="T11_23">может</text:span><text:span text:style-name="T11_24"><text:s/></text:span><text:span text:style-name="T11_25">менять</text:span><text:span text:style-name="T11_26"><text:s/></text:span><text:span text:style-name="T11_27">свой</text:span><text:span text:style-name="T11_28"><text:s/></text:span><text:span text:style-name="T11_29">выбор</text:span><text:span text:style-name="T11_30"><text:s/></text:span><text:span text:style-name="T11_31">со</text:span><text:span text:style-name="T11_32"><text:s/></text:span><text:span text:style-name="T11_33">временем</text:span><text:span text:style-name="T11_34">.<text:s/></text:span><text:span text:style-name="T11_35">Может</text:span><text:span text:style-name="T11_36"><text:s/></text:span><text:span text:style-name="T11_37">использоваться</text:span><text:span text:style-name="T11_38"><text:s/></text:span><text:span text:style-name="T11_39">для</text:span><text:span text:style-name="T11_40"><text:s/></text:span><text:span text:style-name="T11_41">составления</text:span><text:span text:style-name="T11_42"><text:s/></text:span><text:span text:style-name="T11_43">рейтингов</text:span><text:span text:style-name="T11_44"><text:s/></text:span><text:span text:style-name="T11_45">или</text:span><text:span text:style-name="T11_46"><text:s/></text:span><text:span text:style-name="T11_47">мониторинга</text:span><text:span text:style-name="T11_48"><text:s/></text:span><text:span text:style-name="T11_49">текущей</text:span><text:span text:style-name="T11_50"><text:s/></text:span><text:span text:style-name="T11_51">ситуации</text:span><text:span text:style-name="T11_52"><text:s/></text:span><text:span text:style-name="T11_53">по</text:span><text:span text:style-name="T11_54"><text:s/></text:span><text:span text:style-name="T11_55">каким</text:span><text:span text:style-name="T11_56">-</text:span><text:span text:style-name="T11_57">либо</text:span><text:span text:style-name="T11_58"><text:s/></text:span><text:span text:style-name="T11_59">параметрам</text:span><text:span text:style-name="T11_60">.<text:line-break/><text:line-break/></text:span><text:span text:style-name="T11_61">Системы</text:span><text:span text:style-name="T11_62"><text:s/></text:span><text:span text:style-name="T11_63">обсуждения</text:span><text:span text:style-name="T11_64"><text:s/></text:span><text:span text:style-name="T11_65">с</text:span><text:span text:style-name="T11_66"><text:s/></text:span><text:span text:style-name="T11_67">саморегулированием</text:span></text:p>
      <text:p text:style-name="P12"/>
      <text:p text:style-name="P13"><text:span text:style-name="T13_1">Можно</text:span><text:span text:style-name="T13_2"><text:s/></text:span><text:span text:style-name="T13_3">построить</text:span><text:span text:style-name="T13_4"><text:s/></text:span><text:span text:style-name="T13_5">систему</text:span><text:span text:style-name="T13_6"><text:s/></text:span><text:span text:style-name="T13_7">обсуждения</text:span><text:span text:style-name="T13_8">,<text:s/></text:span><text:span text:style-name="T13_9">в</text:span><text:span text:style-name="T13_10"><text:s/></text:span><text:span text:style-name="T13_11">которой</text:span><text:span text:style-name="T13_12"><text:s/></text:span><text:span text:style-name="T13_13">регулятором</text:span><text:span text:style-name="T13_14"><text:s/></text:span><text:span text:style-name="T13_15">является</text:span><text:span text:style-name="T13_16"><text:s/></text:span><text:span text:style-name="T13_17">мнение</text:span><text:span text:style-name="T13_18"><text:s/></text:span><text:span text:style-name="T13_19">участников</text:span><text:span text:style-name="T13_20">.<text:s/></text:span><text:span text:style-name="T13_21">Частые</text:span><text:span text:style-name="T13_22"><text:s/></text:span><text:span text:style-name="T13_23">публикации</text:span><text:span text:style-name="T13_24"><text:s/></text:span><text:span text:style-name="T13_25">могут</text:span><text:span text:style-name="T13_26"><text:s/></text:span><text:span text:style-name="T13_27">разрешаться</text:span><text:span text:style-name="T13_28"><text:s/></text:span><text:span text:style-name="T13_29">только</text:span><text:span text:style-name="T13_30"><text:s/></text:span><text:span text:style-name="T13_31">тем</text:span><text:span text:style-name="T13_32"><text:s/></text:span><text:span text:style-name="T13_33">участникам</text:span><text:span text:style-name="T13_34">,<text:s/></text:span><text:span text:style-name="T13_35">которых</text:span><text:span text:style-name="T13_36"><text:s/></text:span><text:span text:style-name="T13_37">остальные</text:span><text:span text:style-name="T13_38"><text:s/></text:span><text:span text:style-name="T13_39">считают</text:span><text:span text:style-name="T13_40"><text:s/></text:span><text:span text:style-name="T13_41">интересными</text:span><text:span text:style-name="T13_42">.<text:s/></text:span><text:span text:style-name="T13_43">В</text:span><text:span text:style-name="T13_44"><text:s/></text:span><text:span text:style-name="T13_45">то</text:span><text:span text:style-name="T13_46">-</text:span><text:span text:style-name="T13_47">же</text:span><text:span text:style-name="T13_48"><text:s/></text:span><text:span text:style-name="T13_49">время</text:span><text:span text:style-name="T13_50">,<text:s/></text:span><text:span text:style-name="T13_51">для</text:span><text:span text:style-name="T13_52"><text:s/></text:span><text:span text:style-name="T13_53">участников</text:span><text:span text:style-name="T13_54">,<text:s/></text:span><text:span text:style-name="T13_55">помеченных</text:span><text:span text:style-name="T13_56"><text:s/></text:span><text:span text:style-name="T13_57">большинством</text:span><text:span text:style-name="T13_58"><text:s/></text:span><text:span text:style-name="T13_59">как</text:span><text:span text:style-name="T13_60"><text:s/>“</text:span><text:span text:style-name="T13_61">деструктивные</text:span><text:span text:style-name="T13_62">”<text:s/></text:span><text:span text:style-name="T13_63">или</text:span><text:span text:style-name="T13_64"><text:s/>“</text:span><text:span text:style-name="T13_65">неинтересные</text:span><text:span text:style-name="T13_66">”<text:s/></text:span><text:span text:style-name="T13_67">можно</text:span><text:span text:style-name="T13_68"><text:s/></text:span><text:span text:style-name="T13_69">вводить</text:span><text:span text:style-name="T13_70"><text:s/></text:span><text:span text:style-name="T13_71">ограничения</text:span><text:span text:style-name="T13_72"><text:s/></text:span><text:span text:style-name="T13_73">на</text:span><text:span text:style-name="T13_74"><text:s/></text:span><text:span text:style-name="T13_75">публикации</text:span><text:span text:style-name="T13_76"><text:s/></text:span><text:span text:style-name="T13_77">и</text:span><text:span text:style-name="T13_78"><text:s/></text:span><text:span text:style-name="T13_79">комментирование</text:span><text:span text:style-name="T13_80">.<text:line-break/><text:line-break/></text:span><text:span text:style-name="T13_81">Система</text:span><text:span text:style-name="T13_82"><text:s/></text:span><text:span text:style-name="T13_83">рейтинга</text:span><text:span text:style-name="T13_84"><text:s/></text:span><text:span text:style-name="T13_85">товаров</text:span><text:span text:style-name="T13_86"><text:s/></text:span><text:span text:style-name="T13_87">или</text:span><text:span text:style-name="T13_88"><text:s/></text:span><text:span text:style-name="T13_89">производителей</text:span><text:span text:style-name="T13_90"><text:line-break/><text:line-break/></text:span><text:span text:style-name="T13_91">Опрос</text:span><text:span text:style-name="T13_92"><text:s/></text:span><text:span text:style-name="T13_93">или</text:span><text:span text:style-name="T13_94"><text:s/></text:span><text:span text:style-name="T13_95">голосование</text:span><text:span text:style-name="T13_96">,<text:s/></text:span><text:span text:style-name="T13_97">в</text:span><text:span text:style-name="T13_98"><text:s/></text:span><text:span text:style-name="T13_99">котором</text:span><text:span text:style-name="T13_100"><text:s/></text:span><text:span text:style-name="T13_101">можно</text:span><text:span text:style-name="T13_102"><text:s/></text:span><text:span text:style-name="T13_103">формировать</text:span><text:span text:style-name="T13_104"><text:s/></text:span><text:span text:style-name="T13_105">народные</text:span><text:span text:style-name="T13_106"><text:s/></text:span><text:span text:style-name="T13_107">рейтинги</text:span><text:span text:style-name="T13_108"><text:s/></text:span><text:span text:style-name="T13_109">конкретных</text:span><text:span text:style-name="T13_110"><text:s/></text:span><text:span text:style-name="T13_111">товаров</text:span><text:span text:style-name="T13_112"><text:s/></text:span><text:span text:style-name="T13_113">или</text:span><text:span text:style-name="T13_114"><text:s/></text:span><text:span text:style-name="T13_115">производителей</text:span><text:span text:style-name="T13_116">.<text:s/></text:span><text:span text:style-name="T13_117">Из</text:span><text:span text:style-name="T13_118">-</text:span><text:span text:style-name="T13_119">за</text:span><text:span text:style-name="T13_120"><text:s/></text:span><text:span text:style-name="T13_121">использования</text:span><text:span text:style-name="T13_122"><text:s/></text:span><text:span text:style-name="T13_123">сети</text:span><text:span text:style-name="T13_124"><text:s/></text:span><text:span text:style-name="T13_125">доверия</text:span><text:span text:style-name="T13_126"><text:s/></text:span><text:span text:style-name="T13_127">такие</text:span><text:span text:style-name="T13_128"><text:s/></text:span><text:span text:style-name="T13_129">рейтинги</text:span><text:span text:style-name="T13_130"><text:s/></text:span><text:span text:style-name="T13_131">будут</text:span><text:span text:style-name="T13_132"><text:s/></text:span><text:span text:style-name="T13_133">защищены</text:span><text:span text:style-name="T13_134"><text:s/></text:span><text:span text:style-name="T13_135">от</text:span><text:span text:style-name="T13_136"><text:s/></text:span><text:span text:style-name="T13_137">накруток</text:span><text:span text:style-name="T13_138"><text:s/></text:span><text:span text:style-name="T13_139">и</text:span><text:span text:style-name="T13_140"><text:s/></text:span><text:span text:style-name="T13_141">манипуляций</text:span><text:span text:style-name="T13_142">.</text:span></text:p>
      <text:p text:style-name="P14"/>
      <text:p text:style-name="P15"><text:span text:style-name="T15_1">Рейтинг</text:span><text:span text:style-name="T15_2"><text:s/></text:span><text:span text:style-name="T15_3">квалификации</text:span><text:span text:style-name="T15_4"><text:s/></text:span><text:span text:style-name="T15_5">экспертов</text:span></text:p>
      <text:p text:style-name="P16"/>
      <text:p text:style-name="P17"><text:span text:style-name="T17_1">Опрос</text:span><text:span text:style-name="T17_2"><text:s/></text:span><text:span text:style-name="T17_3">или</text:span><text:span text:style-name="T17_4"><text:s/></text:span><text:span text:style-name="T17_5">голосование</text:span><text:span text:style-name="T17_6">,<text:s/></text:span><text:span text:style-name="T17_7">в</text:span><text:span text:style-name="T17_8"><text:s/></text:span><text:span text:style-name="T17_9">котором</text:span><text:span text:style-name="T17_10"><text:s/></text:span><text:span text:style-name="T17_11">люди</text:span><text:span text:style-name="T17_12"><text:s/></text:span><text:span text:style-name="T17_13">могут</text:span><text:span text:style-name="T17_14"><text:s/></text:span><text:span text:style-name="T17_15">формировать</text:span><text:span text:style-name="T17_16"><text:s/></text:span><text:span text:style-name="T17_17">общие</text:span><text:span text:style-name="T17_18"><text:s/></text:span><text:span text:style-name="T17_19">рейтинги</text:span><text:span text:style-name="T17_20"><text:s/></text:span><text:span text:style-name="T17_21">экпертов</text:span><text:span text:style-name="T17_22"><text:s/></text:span><text:span text:style-name="T17_23">в</text:span><text:span text:style-name="T17_24"><text:s/></text:span><text:span text:style-name="T17_25">различных</text:span><text:span text:style-name="T17_26"><text:s/></text:span><text:span text:style-name="T17_27">областях</text:span><text:span text:style-name="T17_28">.<text:s/></text:span><text:span text:style-name="T17_29">Может</text:span><text:span text:style-name="T17_30"><text:s/></text:span><text:span text:style-name="T17_31">использоваться</text:span><text:span text:style-name="T17_32"><text:s/></text:span><text:span text:style-name="T17_33">так</text:span><text:span text:style-name="T17_34">-</text:span><text:span text:style-name="T17_35">же</text:span><text:span text:style-name="T17_36"><text:s/></text:span><text:span text:style-name="T17_37">для</text:span><text:span text:style-name="T17_38"><text:s/></text:span><text:span text:style-name="T17_39">формирования</text:span><text:span text:style-name="T17_40"><text:s/></text:span><text:span text:style-name="T17_41">центрального</text:span><text:span text:style-name="T17_42"><text:s/></text:span><text:span text:style-name="T17_43">совета</text:span><text:span text:style-name="T17_44"><text:s/></text:span><text:span text:style-name="T17_45">для</text:span><text:span text:style-name="T17_46"><text:s/></text:span><text:span text:style-name="T17_47">различных</text:span><text:span text:style-name="T17_48"><text:s/></text:span><text:span text:style-name="T17_49">сообществ</text:span><text:span text:style-name="T17_50">.<text:line-break/><text:line-break/></text:span><text:span text:style-name="T17_51">Групповое</text:span><text:span text:style-name="T17_52"><text:s/></text:span><text:span text:style-name="T17_53">удостоверение</text:span><text:span text:style-name="T17_54"><text:s/></text:span><text:span text:style-name="T17_55">принадлежности</text:span><text:span text:style-name="T17_56"><text:s/></text:span><text:span text:style-name="T17_57">к</text:span><text:span text:style-name="T17_58"><text:s/></text:span><text:span text:style-name="T17_59">сообществу</text:span></text:p>
      <text:p text:style-name="P18"/>
      <text:p text:style-name="P19"><text:span text:style-name="T19_1">Реализует</text:span><text:span text:style-name="T19_2"><text:s/></text:span><text:span text:style-name="T19_3">механизм</text:span><text:span text:style-name="T19_4"><text:s/></text:span><text:span text:style-name="T19_5">при</text:span><text:span text:style-name="T19_6"><text:s/></text:span><text:span text:style-name="T19_7">котором</text:span><text:span text:style-name="T19_8"><text:s/></text:span><text:span text:style-name="T19_9">человек</text:span><text:span text:style-name="T19_10"><text:s/></text:span><text:span text:style-name="T19_11">будет</text:span><text:span text:style-name="T19_12"><text:s/></text:span><text:span text:style-name="T19_13">считаться</text:span><text:span text:style-name="T19_14"><text:s/></text:span><text:span text:style-name="T19_15">участником</text:span><text:span text:style-name="T19_16"><text:s/></text:span><text:span text:style-name="T19_17">сообщества</text:span><text:span text:style-name="T19_18"><text:s/>(</text:span><text:span text:style-name="T19_19">например</text:span><text:span text:style-name="T19_20">,<text:s/></text:span><text:span text:style-name="T19_21">жильцом</text:span><text:span text:style-name="T19_22"><text:s/></text:span><text:span text:style-name="T19_23">определенного</text:span><text:span text:style-name="T19_24"><text:s/></text:span><text:span text:style-name="T19_25">дома</text:span><text:span text:style-name="T19_26">)<text:s/></text:span><text:span text:style-name="T19_27">только</text:span><text:span text:style-name="T19_28"><text:s/></text:span><text:span text:style-name="T19_29">если</text:span><text:span text:style-name="T19_30"><text:s/></text:span><text:span text:style-name="T19_31">другие</text:span><text:span text:style-name="T19_32"><text:s/></text:span><text:span text:style-name="T19_33">участники</text:span><text:span text:style-name="T19_34"><text:s/></text:span><text:span text:style-name="T19_35">этого</text:span><text:span text:style-name="T19_36"><text:s/></text:span><text:span text:style-name="T19_37">сообщества</text:span><text:span text:style-name="T19_38"><text:s/></text:span><text:span text:style-name="T19_39">удостоверят</text:span><text:span text:style-name="T19_40"><text:s/></text:span><text:span text:style-name="T19_41">его</text:span><text:span text:style-name="T19_42"><text:s/></text:span><text:span text:style-name="T19_43">принадлежность</text:span><text:span text:style-name="T19_44"><text:s/></text:span><text:span text:style-name="T19_45">к</text:span><text:span text:style-name="T19_46"><text:s/></text:span><text:span text:style-name="T19_47">нему</text:span><text:span text:style-name="T19_48">.<text:line-break/><text:line-break/></text:span><text:span text:style-name="T19_49">Система</text:span><text:span text:style-name="T19_50"><text:s/></text:span><text:span text:style-name="T19_51">удостоверения</text:span><text:span text:style-name="T19_52"><text:s/></text:span><text:span text:style-name="T19_53">на</text:span><text:span text:style-name="T19_54"><text:s/></text:span><text:span text:style-name="T19_55">основе</text:span><text:span text:style-name="T19_56"><text:s/></text:span><text:span text:style-name="T19_57">подписей</text:span><text:span text:style-name="T19_58"><text:s/></text:span><text:span text:style-name="T19_59">администраторов</text:span><text:span text:style-name="T19_60"><text:line-break/></text:span></text:p>
      <text:p text:style-name="P20"><text:span text:style-name="T20_1">В</text:span><text:span text:style-name="T20_2"><text:s/></text:span><text:span text:style-name="T20_3">определенных</text:span><text:span text:style-name="T20_4"><text:s/></text:span><text:span text:style-name="T20_5">сообществах</text:span><text:span text:style-name="T20_6">,<text:s/></text:span><text:span text:style-name="T20_7">которые</text:span><text:span text:style-name="T20_8"><text:s/></text:span><text:span text:style-name="T20_9">могут</text:span><text:span text:style-name="T20_10"><text:s/></text:span><text:span text:style-name="T20_11">не</text:span><text:span text:style-name="T20_12"><text:s/></text:span><text:span text:style-name="T20_13">нуждаться</text:span><text:span text:style-name="T20_14"><text:s/></text:span><text:span text:style-name="T20_15">в</text:span><text:span text:style-name="T20_16"><text:s/></text:span><text:span text:style-name="T20_17">распределенном</text:span><text:span text:style-name="T20_18"><text:s/></text:span><text:span text:style-name="T20_19">варианте</text:span><text:span text:style-name="T20_20"><text:s/></text:span><text:span text:style-name="T20_21">удостоверения</text:span><text:span text:style-name="T20_22"><text:s/></text:span><text:span text:style-name="T20_23">по</text:span><text:span text:style-name="T20_24"><text:s/></text:span><text:span text:style-name="T20_25">каким</text:span><text:span text:style-name="T20_26">-</text:span><text:span text:style-name="T20_27">то</text:span><text:span text:style-name="T20_28"><text:s/></text:span><text:span text:style-name="T20_29">причинам</text:span><text:span text:style-name="T20_30">,<text:s/></text:span><text:span text:style-name="T20_31">можно</text:span><text:span text:style-name="T20_32"><text:s/></text:span><text:span text:style-name="T20_33">ввести</text:span><text:span text:style-name="T20_34"><text:s/></text:span><text:span text:style-name="T20_35">список</text:span><text:span text:style-name="T20_36"><text:s/></text:span><text:span text:style-name="T20_37">доверенных</text:span><text:span text:style-name="T20_38"><text:s/></text:span><text:span text:style-name="T20_39">подписей</text:span><text:span text:style-name="T20_40">,<text:s/></text:span><text:span text:style-name="T20_41">которые</text:span><text:span text:style-name="T20_42"><text:s/></text:span><text:span text:style-name="T20_43">будут</text:span><text:span text:style-name="T20_44"><text:s/></text:span><text:span text:style-name="T20_45">интерпретироваться</text:span><text:span text:style-name="T20_46"><text:s/></text:span><text:span text:style-name="T20_47">как</text:span><text:span text:style-name="T20_48"><text:s/></text:span><text:span text:style-name="T20_49">достаточное</text:span><text:span text:style-name="T20_50"><text:s/></text:span><text:span text:style-name="T20_51">условие</text:span><text:span text:style-name="T20_52"><text:s/></text:span><text:span text:style-name="T20_53">для</text:span><text:span text:style-name="T20_54"><text:s/></text:span><text:span text:style-name="T20_55">удостоверения</text:span><text:span text:style-name="T20_56"><text:s/></text:span><text:span text:style-name="T20_57">личности</text:span><text:span text:style-name="T20_58"><text:s/></text:span><text:span text:style-name="T20_59">или</text:span><text:span text:style-name="T20_60"><text:s/></text:span><text:span text:style-name="T20_61">принадлежности</text:span><text:span text:style-name="T20_62"><text:s/></text:span><text:span text:style-name="T20_63">человека</text:span><text:span text:style-name="T20_64"><text:s/></text:span><text:span text:style-name="T20_65">к</text:span><text:span text:style-name="T20_66"><text:s/></text:span><text:span text:style-name="T20_67">сообществу</text:span><text:span text:style-name="T20_68">.<text:s/></text:span><text:span text:style-name="T20_69">В</text:span><text:span text:style-name="T20_70"><text:s/></text:span><text:span text:style-name="T20_71">таком</text:span><text:span text:style-name="T20_72"><text:s/></text:span><text:span text:style-name="T20_73">случае</text:span><text:span text:style-name="T20_74">,<text:s/></text:span><text:span text:style-name="T20_75">некоторые</text:span><text:span text:style-name="T20_76"><text:s/></text:span><text:span text:style-name="T20_77">люди</text:span><text:span text:style-name="T20_78"><text:s/>(</text:span><text:span text:style-name="T20_79">участники</text:span><text:span text:style-name="T20_80"><text:s/></text:span><text:span text:style-name="T20_81">сети</text:span><text:span text:style-name="T20_82"><text:s/></text:span><text:span text:style-name="T20_83">доверия</text:span><text:span text:style-name="T20_84">)<text:s/></text:span><text:span text:style-name="T20_85">назначаются</text:span><text:span text:style-name="T20_86"><text:s/></text:span><text:span text:style-name="T20_87">удостоверителями</text:span><text:span text:style-name="T20_88"><text:s/></text:span><text:span text:style-name="T20_89">и</text:span><text:span text:style-name="T20_90"><text:s/></text:span><text:span text:style-name="T20_91">только</text:span><text:span text:style-name="T20_92"><text:s/></text:span><text:span text:style-name="T20_93">пакеты</text:span><text:span text:style-name="T20_94">,<text:s/></text:span><text:span text:style-name="T20_95">подписанные</text:span><text:span text:style-name="T20_96"><text:s/></text:span><text:span text:style-name="T20_97">их</text:span><text:span text:style-name="T20_98"><text:s/></text:span><text:span text:style-name="T20_99">подписями</text:span><text:span text:style-name="T20_100"><text:s/></text:span><text:span text:style-name="T20_101">считаются</text:span><text:span text:style-name="T20_102"><text:s/></text:span><text:span text:style-name="T20_103">в</text:span><text:span text:style-name="T20_104"><text:s/></text:span><text:span text:style-name="T20_105">данном</text:span><text:span text:style-name="T20_106"><text:s/></text:span><text:span text:style-name="T20_107">сообществе</text:span><text:span text:style-name="T20_108"><text:s/></text:span><text:span text:style-name="T20_109">имеющими</text:span><text:span text:style-name="T20_110"><text:s/></text:span><text:span text:style-name="T20_111">силу</text:span><text:span text:style-name="T20_112">.<text:line-break/><text:line-break/></text:span><text:span text:style-name="T20_113">Следует</text:span><text:span text:style-name="T20_114"><text:s/></text:span><text:span text:style-name="T20_115">отметить</text:span><text:span text:style-name="T20_116">,<text:s/></text:span><text:span text:style-name="T20_117">что</text:span><text:span text:style-name="T20_118"><text:s/></text:span><text:span text:style-name="T20_119">такой</text:span><text:span text:style-name="T20_120"><text:s/></text:span><text:span text:style-name="T20_121">способ</text:span><text:span text:style-name="T20_122"><text:s/></text:span><text:span text:style-name="T20_123">использования</text:span><text:span text:style-name="T20_124"><text:s/></text:span><text:span text:style-name="T20_125">сети</text:span><text:span text:style-name="T20_126"><text:s/></text:span><text:span text:style-name="T20_127">доверия</text:span><text:span text:style-name="T20_128"><text:s/></text:span><text:span text:style-name="T20_129">совершенно</text:span><text:span text:style-name="T20_130"><text:s/></text:span><text:span text:style-name="T20_131">не</text:span><text:span text:style-name="T20_132"><text:s/></text:span><text:span text:style-name="T20_133">мешает</text:span><text:span text:style-name="T20_134"><text:s/></text:span><text:span text:style-name="T20_135">рапределенному</text:span><text:span text:style-name="T20_136"><text:s/></text:span><text:span text:style-name="T20_137">удостоверению</text:span><text:span text:style-name="T20_138">.<text:s/></text:span><text:span text:style-name="T20_139">Данные</text:span><text:span text:style-name="T20_140"><text:s/></text:span><text:span text:style-name="T20_141">остаются</text:span><text:span text:style-name="T20_142"><text:s/></text:span><text:span text:style-name="T20_143">теми</text:span><text:span text:style-name="T20_144">-</text:span><text:span text:style-name="T20_145">же</text:span><text:span text:style-name="T20_146"><text:s/></text:span><text:span text:style-name="T20_147">самыми</text:span><text:span text:style-name="T20_148">.<text:s/></text:span><text:span text:style-name="T20_149">Только</text:span><text:span text:style-name="T20_150"><text:s/></text:span><text:span text:style-name="T20_151">их</text:span><text:span text:style-name="T20_152"><text:s/></text:span><text:span text:style-name="T20_153">интерпретация</text:span><text:span text:style-name="T20_154"><text:s/></text:span><text:span text:style-name="T20_155">в</text:span><text:span text:style-name="T20_156"><text:s/></text:span><text:span text:style-name="T20_157">различных</text:span><text:span text:style-name="T20_158"><text:s/></text:span><text:span text:style-name="T20_159">сообществах</text:span><text:span text:style-name="T20_160"><text:s/></text:span><text:span text:style-name="T20_161">может</text:span><text:span text:style-name="T20_162"><text:s/></text:span><text:span text:style-name="T20_163">меняться</text:span><text:span text:style-name="T20_164">.<text:s/></text:span><text:span text:style-name="T20_165">Могут</text:span><text:span text:style-name="T20_166"><text:s/></text:span><text:span text:style-name="T20_167">использоваться</text:span><text:span text:style-name="T20_168"><text:s/></text:span><text:span text:style-name="T20_169">более</text:span><text:span text:style-name="T20_170"><text:s/></text:span><text:span text:style-name="T20_171">слабые</text:span><text:span text:style-name="T20_172"><text:s/></text:span><text:span text:style-name="T20_173">или</text:span><text:span text:style-name="T20_174"><text:s/></text:span><text:span text:style-name="T20_175">более</text:span><text:span text:style-name="T20_176"><text:s/></text:span><text:span text:style-name="T20_177">сильные</text:span><text:span text:style-name="T20_178"><text:s/></text:span><text:span text:style-name="T20_179">критерии</text:span><text:span text:style-name="T20_180"><text:s/></text:span><text:span text:style-name="T20_181">для</text:span><text:span text:style-name="T20_182"><text:s/></text:span><text:span text:style-name="T20_183">удостоверения</text:span><text:span text:style-name="T20_184">.<text:s/></text:span><text:span text:style-name="T20_185">Либо</text:span><text:span text:style-name="T20_186"><text:s/></text:span><text:span text:style-name="T20_187">какие</text:span><text:span text:style-name="T20_188">-</text:span><text:span text:style-name="T20_189">то</text:span><text:span text:style-name="T20_190"><text:s/></text:span><text:span text:style-name="T20_191">особые</text:span><text:span text:style-name="T20_192"><text:s/></text:span><text:span text:style-name="T20_193">условия</text:span><text:span text:style-name="T20_194"><text:s/>(</text:span><text:span text:style-name="T20_195">как</text:span><text:span text:style-name="T20_196">,<text:s/></text:span><text:span text:style-name="T20_197">например</text:span><text:span text:style-name="T20_198">,<text:s/></text:span><text:span text:style-name="T20_199">вышеописанные</text:span><text:span text:style-name="T20_200"><text:s/></text:span><text:span text:style-name="T20_201">подписи</text:span><text:span text:style-name="T20_202"><text:s/></text:span><text:span text:style-name="T20_203">удостоверителей</text:span><text:span text:style-name="T20_204">).<text:s text:c="2"/></text:span><text:span text:style-name="T20_205">В</text:span><text:span text:style-name="T20_206"><text:s/></text:span><text:span text:style-name="T20_207">данном</text:span><text:span text:style-name="T20_208"><text:s/></text:span><text:span text:style-name="T20_209">случае</text:span><text:span text:style-name="T20_210"><text:s/></text:span><text:span text:style-name="T20_211">у</text:span><text:span text:style-name="T20_212"><text:s/></text:span><text:span text:style-name="T20_213">каждого</text:span><text:span text:style-name="T20_214"><text:s/></text:span><text:span text:style-name="T20_215">сообщества</text:span><text:span text:style-name="T20_216"><text:s/></text:span><text:span text:style-name="T20_217">есть</text:span><text:span text:style-name="T20_218"><text:s/></text:span><text:span text:style-name="T20_219">полная</text:span><text:span text:style-name="T20_220"><text:s/></text:span><text:span text:style-name="T20_221">свобода</text:span><text:span text:style-name="T20_222"><text:s/></text:span><text:span text:style-name="T20_223">по</text:span><text:span text:style-name="T20_224"><text:s/></text:span><text:span text:style-name="T20_225">использованию</text:span><text:span text:style-name="T20_226"><text:s/></text:span><text:span text:style-name="T20_227">этих</text:span><text:span text:style-name="T20_228"><text:s/></text:span><text:span text:style-name="T20_229">данных</text:span><text:span text:style-name="T20_230">.</text:span></text:p>
      <text:p text:style-name="P21"/>
      <text:p text:style-name="P22"><text:span text:style-name="T22_1">Что</text:span><text:span text:style-name="T22_2"><text:s/></text:span><text:span text:style-name="T22_3">именно</text:span><text:span text:style-name="T22_4"><text:s/></text:span><text:span text:style-name="T22_5">проверяется</text:span><text:span text:style-name="T22_6"><text:s/></text:span><text:span text:style-name="T22_7">в</text:span><text:span text:style-name="T22_8"><text:s/></text:span><text:span text:style-name="T22_9">сети</text:span><text:span text:style-name="T22_10"><text:s/></text:span><text:span text:style-name="T22_11">доверия</text:span><text:span text:style-name="T22_12">?</text:span></text:p>
      <text:p text:style-name="P23"/>
      <text:p text:style-name="P24"><text:span text:style-name="T24_1">Для</text:span><text:span text:style-name="T24_2"><text:s/></text:span><text:span text:style-name="T24_3">того</text:span><text:span text:style-name="T24_4">,<text:s/></text:span><text:span text:style-name="T24_5">что</text:span><text:span text:style-name="T24_6">-</text:span><text:span text:style-name="T24_7">бы</text:span><text:span text:style-name="T24_8"><text:s/></text:span><text:span text:style-name="T24_9">пользователь</text:span><text:span text:style-name="T24_10"><text:s/></text:span><text:span text:style-name="T24_11">мог</text:span><text:span text:style-name="T24_12"><text:s/></text:span><text:span text:style-name="T24_13">участвовать</text:span><text:span text:style-name="T24_14"><text:s/></text:span><text:span text:style-name="T24_15">в</text:span><text:span text:style-name="T24_16"><text:s/></text:span><text:span text:style-name="T24_17">голосованиях</text:span><text:span text:style-name="T24_18"><text:s/></text:span><text:span text:style-name="T24_19">через</text:span><text:span text:style-name="T24_20"><text:s/></text:span><text:span text:style-name="T24_21">сеть</text:span><text:span text:style-name="T24_22"><text:s/></text:span><text:span text:style-name="T24_23">интернет</text:span><text:span text:style-name="T24_24">,<text:s/></text:span><text:span text:style-name="T24_25">у</text:span><text:span text:style-name="T24_26"><text:s/></text:span><text:span text:style-name="T24_27">него</text:span><text:span text:style-name="T24_28"><text:s/></text:span><text:span text:style-name="T24_29">должно</text:span><text:span text:style-name="T24_30"><text:s/></text:span><text:span text:style-name="T24_31">быть</text:span><text:span text:style-name="T24_32"><text:s/></text:span><text:span text:style-name="T24_33">нечто</text:span><text:span text:style-name="T24_34"><text:s/></text:span><text:span text:style-name="T24_35">электронное</text:span><text:span text:style-name="T24_36">,<text:s/></text:span><text:span text:style-name="T24_37">доступное</text:span><text:span text:style-name="T24_38"><text:s/></text:span><text:span text:style-name="T24_39">только</text:span><text:span text:style-name="T24_40"><text:s/></text:span><text:span text:style-name="T24_41">ему</text:span><text:span text:style-name="T24_42">,<text:s/></text:span><text:span text:style-name="T24_43">через</text:span><text:span text:style-name="T24_44"><text:s/></text:span><text:span text:style-name="T24_45">что</text:span><text:span text:style-name="T24_46"><text:s/></text:span><text:span text:style-name="T24_47">он</text:span><text:span text:style-name="T24_48"><text:s/></text:span><text:span text:style-name="T24_49">может</text:span><text:span text:style-name="T24_50"><text:s/></text:span><text:span text:style-name="T24_51">это</text:span><text:span text:style-name="T24_52"><text:s/></text:span><text:span text:style-name="T24_53">делать</text:span><text:span text:style-name="T24_54">.<text:s/></text:span><text:span text:style-name="T24_55">В</text:span><text:span text:style-name="T24_56"><text:s/></text:span><text:span text:style-name="T24_57">нашем</text:span><text:span text:style-name="T24_58"><text:s/></text:span><text:span text:style-name="T24_59">случае</text:span><text:span text:style-name="T24_60"><text:s/></text:span><text:span text:style-name="T24_61">это</text:span><text:span text:style-name="T24_62"><text:s/></text:span><text:span text:style-name="T24_63">электронно</text:span><text:span text:style-name="T24_64">-</text:span><text:span text:style-name="T24_65">цифровая</text:span><text:span text:style-name="T24_66"><text:s/></text:span><text:span text:style-name="T24_67">подпись</text:span><text:span text:style-name="T24_68"><text:s/>(</text:span><text:span text:style-name="T24_69">ЭЦП</text:span><text:span text:style-name="T24_70">).<text:s/></text:span></text:p>
      <text:p text:style-name="P25"/>
      <text:p text:style-name="P26"><text:span text:style-name="T26_1">Кроме</text:span><text:span text:style-name="T26_2"><text:s/></text:span><text:span text:style-name="T26_3">того</text:span><text:span text:style-name="T26_4">,<text:s/></text:span><text:span text:style-name="T26_5">мы</text:span><text:span text:style-name="T26_6"><text:s/></text:span><text:span text:style-name="T26_7">используем</text:span><text:span text:style-name="T26_8"><text:s/></text:span><text:span text:style-name="T26_9">персональный</text:span><text:span text:style-name="T26_10"><text:s/></text:span><text:span text:style-name="T26_11">идентификатор</text:span><text:span text:style-name="T26_12">,<text:s/></text:span><text:span text:style-name="T26_13">который</text:span><text:span text:style-name="T26_14"><text:s/></text:span><text:span text:style-name="T26_15">формируется</text:span><text:span text:style-name="T26_16"><text:s/></text:span><text:span text:style-name="T26_17">из</text:span><text:span text:style-name="T26_18"><text:s/></text:span><text:span text:style-name="T26_19">личных</text:span><text:span text:style-name="T26_20"><text:s/></text:span><text:span text:style-name="T26_21">данных</text:span><text:span text:style-name="T26_22"><text:s/></text:span><text:span text:style-name="T26_23">человека</text:span><text:span text:style-name="T26_24">.<text:s/></text:span><text:span text:style-name="T26_25">Это</text:span><text:span text:style-name="T26_26"><text:s/></text:span><text:span text:style-name="T26_27">гарантирует</text:span><text:span text:style-name="T26_28"><text:s/></text:span><text:span text:style-name="T26_29">что</text:span><text:span text:style-name="T26_30"><text:s/></text:span><text:span text:style-name="T26_31">данный</text:span><text:span text:style-name="T26_32"><text:s/></text:span><text:span text:style-name="T26_33">человек</text:span><text:span text:style-name="T26_34"><text:s/></text:span><text:span text:style-name="T26_35">может</text:span><text:span text:style-name="T26_36"><text:s/></text:span><text:span text:style-name="T26_37">участвовать</text:span><text:span text:style-name="T26_38"><text:s/></text:span><text:span text:style-name="T26_39">в</text:span><text:span text:style-name="T26_40"><text:s/></text:span><text:span text:style-name="T26_41">деятельности</text:span><text:span text:style-name="T26_42"><text:s/></text:span><text:span text:style-name="T26_43">сети</text:span><text:span text:style-name="T26_44"><text:s/></text:span><text:span text:style-name="T26_45">только</text:span><text:span text:style-name="T26_46"><text:s/></text:span><text:span text:style-name="T26_47">один</text:span><text:span text:style-name="T26_48"><text:s/></text:span><text:span text:style-name="T26_49">раз</text:span><text:span text:style-name="T26_50">.<text:s/></text:span><text:span text:style-name="T26_51">Т</text:span><text:span text:style-name="T26_52">.</text:span><text:span text:style-name="T26_53">к</text:span><text:span text:style-name="T26_54">.<text:s/></text:span><text:span text:style-name="T26_55">дублирование</text:span><text:span text:style-name="T26_56"><text:s/></text:span><text:span text:style-name="T26_57">идентификаторов</text:span><text:span text:style-name="T26_58"><text:s/></text:span><text:span text:style-name="T26_59">с</text:span><text:span text:style-name="T26_60"><text:s/></text:span><text:span text:style-name="T26_61">привязкой</text:span><text:span text:style-name="T26_62"><text:s/></text:span><text:span text:style-name="T26_63">к</text:span><text:span text:style-name="T26_64"><text:s/></text:span><text:span text:style-name="T26_65">нескольким</text:span><text:span text:style-name="T26_66"><text:s/></text:span><text:span text:style-name="T26_67">документам</text:span><text:span text:style-name="T26_68"><text:s/></text:span><text:span text:style-name="T26_69">не</text:span><text:span text:style-name="T26_70"><text:s/></text:span><text:span text:style-name="T26_71">допускается</text:span><text:span text:style-name="T26_72"><text:s/></text:span><text:span text:style-name="T26_73">и</text:span><text:span text:style-name="T26_74"><text:s/></text:span><text:span text:style-name="T26_75">легко</text:span><text:span text:style-name="T26_76"><text:s/></text:span><text:span text:style-name="T26_77">проверяется</text:span><text:span text:style-name="T26_78">.</text:span></text:p>
      <text:p text:style-name="P27"/>
      <text:p text:style-name="P28"/>
      <text:p text:style-name="P29"><text:span text:style-name="T29_1">Проведение</text:span><text:span text:style-name="T29_2"><text:s/></text:span><text:span text:style-name="T29_3">проверки</text:span></text:p>
      <text:p text:style-name="P30"/>
      <text:p text:style-name="P31"><text:span text:style-name="T31_1">Т</text:span><text:span text:style-name="T31_2">.</text:span><text:span text:style-name="T31_3">к</text:span><text:span text:style-name="T31_4">.<text:s/></text:span><text:span text:style-name="T31_5">процедура</text:span><text:span text:style-name="T31_6"><text:s/></text:span><text:span text:style-name="T31_7">проверки</text:span><text:span text:style-name="T31_8"><text:s/></text:span><text:span text:style-name="T31_9">подразумевает</text:span><text:span text:style-name="T31_10"><text:s/></text:span><text:span text:style-name="T31_11">ее</text:span><text:span text:style-name="T31_12"><text:s/></text:span><text:span text:style-name="T31_13">взаимность</text:span><text:span text:style-name="T31_14">,<text:s/></text:span><text:span text:style-name="T31_15">во</text:span><text:span text:style-name="T31_16"><text:s/></text:span><text:span text:style-name="T31_17">время</text:span><text:span text:style-name="T31_18"><text:s/></text:span><text:span text:style-name="T31_19">ее</text:span><text:span text:style-name="T31_20"><text:s/></text:span><text:span text:style-name="T31_21">проведения</text:span><text:span text:style-name="T31_22"><text:s/></text:span><text:span text:style-name="T31_23">два</text:span><text:span text:style-name="T31_24"><text:s/></text:span><text:span text:style-name="T31_25">пользователя</text:span><text:span text:style-name="T31_26"><text:s/></text:span><text:span text:style-name="T31_27">предоставляют</text:span><text:span text:style-name="T31_28"><text:s/></text:span><text:span text:style-name="T31_29">друг</text:span><text:span text:style-name="T31_30"><text:s/></text:span><text:span text:style-name="T31_31">другу</text:span><text:span text:style-name="T31_32"><text:s/></text:span><text:span text:style-name="T31_33">свои</text:span><text:span text:style-name="T31_34"><text:s/></text:span><text:span text:style-name="T31_35">документы</text:span><text:span text:style-name="T31_36"><text:s/></text:span><text:span text:style-name="T31_37">для</text:span><text:span text:style-name="T31_38"><text:s/></text:span><text:span text:style-name="T31_39">проверки</text:span><text:span text:style-name="T31_40"><text:s/></text:span><text:span text:style-name="T31_41">определенных</text:span><text:span text:style-name="T31_42"><text:s/></text:span><text:span text:style-name="T31_43">данных</text:span><text:span text:style-name="T31_44">.<text:s/></text:span><text:span text:style-name="T31_45">Кроме</text:span><text:span text:style-name="T31_46"><text:s/></text:span><text:span text:style-name="T31_47">этого</text:span><text:span text:style-name="T31_48">,<text:s/></text:span><text:span text:style-name="T31_49">они</text:span><text:span text:style-name="T31_50"><text:s/></text:span><text:span text:style-name="T31_51">сообщают</text:span><text:span text:style-name="T31_52"><text:s/></text:span><text:span text:style-name="T31_53">друг</text:span><text:span text:style-name="T31_54"><text:s/></text:span><text:span text:style-name="T31_55">другу</text:span><text:span text:style-name="T31_56"><text:s/></text:span><text:span text:style-name="T31_57">идентификаторы</text:span><text:span text:style-name="T31_58"><text:s/></text:span><text:span text:style-name="T31_59">своих</text:span><text:span text:style-name="T31_60"><text:s/></text:span><text:span text:style-name="T31_61">ключей</text:span><text:span text:style-name="T31_62"><text:s/></text:span><text:span text:style-name="T31_63">ЭЦП</text:span><text:span text:style-name="T31_64">,<text:s/></text:span><text:span text:style-name="T31_65">которыми</text:span><text:span text:style-name="T31_66"><text:s/></text:span><text:span text:style-name="T31_67">они</text:span><text:span text:style-name="T31_68"><text:s/></text:span><text:span text:style-name="T31_69">пользуются</text:span><text:span text:style-name="T31_70"><text:s/></text:span><text:span text:style-name="T31_71">для</text:span><text:span text:style-name="T31_72"><text:s/></text:span><text:span text:style-name="T31_73">совершения</text:span><text:span text:style-name="T31_74"><text:s/></text:span><text:span text:style-name="T31_75">действий</text:span><text:span text:style-name="T31_76"><text:s/></text:span><text:span text:style-name="T31_77">в</text:span><text:span text:style-name="T31_78"><text:s/></text:span><text:span text:style-name="T31_79">сети</text:span><text:span text:style-name="T31_80">.<text:s/></text:span><text:span text:style-name="T31_81">Таким</text:span><text:span text:style-name="T31_82"><text:s/></text:span><text:span text:style-name="T31_83">образом</text:span><text:span text:style-name="T31_84">,<text:s/></text:span><text:span text:style-name="T31_85">процедура</text:span><text:span text:style-name="T31_86"><text:s/></text:span><text:span text:style-name="T31_87">проверки</text:span><text:span text:style-name="T31_88"><text:s/></text:span><text:span text:style-name="T31_89">всегда</text:span><text:span text:style-name="T31_90"><text:s/></text:span><text:span text:style-name="T31_91">симметрична</text:span><text:span text:style-name="T31_92">.<text:s/></text:span></text:p>
      <text:p text:style-name="P32"/>
      <text:p text:style-name="P33"><text:span text:style-name="T33_1">В</text:span><text:span text:style-name="T33_2"><text:s/></text:span><text:span text:style-name="T33_3">зависимости</text:span><text:span text:style-name="T33_4"><text:s/></text:span><text:span text:style-name="T33_5">от</text:span><text:span text:style-name="T33_6"><text:s/></text:span><text:span text:style-name="T33_7">способа</text:span><text:span text:style-name="T33_8"><text:s/></text:span><text:span text:style-name="T33_9">проведения</text:span><text:span text:style-name="T33_10"><text:s/></text:span><text:span text:style-name="T33_11">проверки</text:span><text:span text:style-name="T33_12">,<text:s/></text:span><text:span text:style-name="T33_13">возможно</text:span><text:span text:style-name="T33_14"><text:s/></text:span><text:span text:style-name="T33_15">использование</text:span><text:span text:style-name="T33_16"><text:s/></text:span><text:span text:style-name="T33_17">различных</text:span><text:span text:style-name="T33_18"><text:s/></text:span><text:span text:style-name="T33_19">уровней</text:span><text:span text:style-name="T33_20">.<text:s/></text:span><text:span text:style-name="T33_21">Например</text:span><text:span text:style-name="T33_22">,<text:s/></text:span><text:span text:style-name="T33_23">когда</text:span><text:span text:style-name="T33_24"><text:s/></text:span><text:span text:style-name="T33_25">два</text:span><text:span text:style-name="T33_26"><text:s/></text:span><text:span text:style-name="T33_27">человека</text:span><text:span text:style-name="T33_28"><text:s/></text:span><text:span text:style-name="T33_29">встречаются</text:span><text:span text:style-name="T33_30"><text:s/></text:span><text:span text:style-name="T33_31">лично</text:span><text:span text:style-name="T33_32"><text:s/></text:span><text:span text:style-name="T33_33">и</text:span><text:span text:style-name="T33_34"><text:s/></text:span><text:span text:style-name="T33_35">проверяют</text:span><text:span text:style-name="T33_36"><text:s/></text:span><text:span text:style-name="T33_37">документы</text:span><text:span text:style-name="T33_38"><text:s/></text:span><text:span text:style-name="T33_39">друг</text:span><text:span text:style-name="T33_40"><text:s/></text:span><text:span text:style-name="T33_41">друга</text:span><text:span text:style-name="T33_42"><text:s/>-<text:s/></text:span><text:span text:style-name="T33_43">это</text:span><text:span text:style-name="T33_44"><text:s/></text:span><text:span text:style-name="T33_45">самый</text:span><text:span text:style-name="T33_46"><text:s/></text:span><text:span text:style-name="T33_47">надежный</text:span><text:span text:style-name="T33_48"><text:s/></text:span><text:span text:style-name="T33_49">способ</text:span><text:span text:style-name="T33_50">,<text:s/></text:span><text:span text:style-name="T33_51">достойный</text:span><text:span text:style-name="T33_52"><text:s/></text:span><text:span text:style-name="T33_53">самой</text:span><text:span text:style-name="T33_54"><text:s/></text:span><text:span text:style-name="T33_55">высокой</text:span><text:span text:style-name="T33_56"><text:s/></text:span><text:span text:style-name="T33_57">оценки</text:span><text:span text:style-name="T33_58"><text:s/>(10<text:s/></text:span><text:span text:style-name="T33_59">баллов</text:span><text:span text:style-name="T33_60">).<text:s/></text:span><text:span text:style-name="T33_61">Если</text:span><text:span text:style-name="T33_62"><text:s/></text:span><text:span text:style-name="T33_63">документы</text:span><text:span text:style-name="T33_64"><text:s/></text:span><text:span text:style-name="T33_65">проверяются</text:span><text:span text:style-name="T33_66"><text:s/></text:span><text:span text:style-name="T33_67">с</text:span><text:span text:style-name="T33_68"><text:s/></text:span><text:span text:style-name="T33_69">использованием</text:span><text:span text:style-name="T33_70"><text:s/></text:span><text:span text:style-name="T33_71">скана</text:span><text:span text:style-name="T33_72"><text:s/></text:span><text:span text:style-name="T33_73">паспорта</text:span><text:span text:style-name="T33_74">,<text:s/></text:span><text:span text:style-name="T33_75">пересылаемого</text:span><text:span text:style-name="T33_76"><text:s/></text:span><text:span text:style-name="T33_77">по</text:span><text:span text:style-name="T33_78"><text:s/></text:span><text:span text:style-name="T33_79">емэйл</text:span><text:span text:style-name="T33_80"><text:s/>-<text:s/></text:span><text:span text:style-name="T33_81">это</text:span><text:span text:style-name="T33_82"><text:s/></text:span><text:span text:style-name="T33_83">довольно</text:span><text:span text:style-name="T33_84"><text:s/></text:span><text:span text:style-name="T33_85">низкий</text:span><text:span text:style-name="T33_86"><text:s/></text:span><text:span text:style-name="T33_87">уровень</text:span><text:span text:style-name="T33_88"><text:s/></text:span><text:span text:style-name="T33_89">проверки</text:span><text:span text:style-name="T33_90"><text:s/>(3-5<text:s/></text:span><text:span text:style-name="T33_91">баллов</text:span><text:span text:style-name="T33_92">).<text:s/></text:span><text:span text:style-name="T33_93">Если</text:span><text:span text:style-name="T33_94"><text:s/></text:span><text:span text:style-name="T33_95">при</text:span><text:span text:style-name="T33_96"><text:s/></text:span><text:span text:style-name="T33_97">этом</text:span><text:span text:style-name="T33_98"><text:s/></text:span><text:span text:style-name="T33_99">используется</text:span><text:span text:style-name="T33_100"><text:s/></text:span><text:span text:style-name="T33_101">видеопроверка</text:span><text:span text:style-name="T33_102"><text:s/></text:span><text:span text:style-name="T33_103">через</text:span><text:span text:style-name="T33_104"><text:s/></text:span><text:span text:style-name="T33_105">скайп</text:span><text:span text:style-name="T33_106">,<text:s/></text:span><text:span text:style-name="T33_107">уровень</text:span><text:span text:style-name="T33_108"><text:s/></text:span><text:span text:style-name="T33_109">проверки</text:span><text:span text:style-name="T33_110"><text:s/></text:span><text:span text:style-name="T33_111">можно</text:span><text:span text:style-name="T33_112"><text:s/></text:span><text:span text:style-name="T33_113">немного</text:span><text:span text:style-name="T33_114"><text:s/></text:span><text:span text:style-name="T33_115">повысить</text:span><text:span text:style-name="T33_116"><text:s/>(6-7<text:s/></text:span><text:span text:style-name="T33_117">баллов</text:span><text:span text:style-name="T33_118">).<text:s/></text:span><text:span text:style-name="T33_119">Без</text:span><text:span text:style-name="T33_120"><text:s/></text:span><text:span text:style-name="T33_121">использования</text:span><text:span text:style-name="T33_122"><text:s/></text:span><text:span text:style-name="T33_123">skype</text:span><text:span text:style-name="T33_124"><text:s/>(</text:span><text:span text:style-name="T33_125">или</text:span><text:span text:style-name="T33_126"><text:s/></text:span><text:span text:style-name="T33_127">как</text:span><text:span text:style-name="T33_128"><text:s/></text:span><text:span text:style-name="T33_129">дополнение</text:span><text:span text:style-name="T33_130">),<text:s/></text:span><text:span text:style-name="T33_131">только</text:span><text:span text:style-name="T33_132"><text:s/></text:span><text:span text:style-name="T33_133">с</text:span><text:span text:style-name="T33_134"><text:s/></text:span><text:span text:style-name="T33_135">помощью</text:span><text:span text:style-name="T33_136"><text:s/></text:span><text:span text:style-name="T33_137">сканов</text:span><text:span text:style-name="T33_138"><text:s/></text:span><text:span text:style-name="T33_139">уровень</text:span><text:span text:style-name="T33_140"><text:s/></text:span><text:span text:style-name="T33_141">проверки</text:span><text:span text:style-name="T33_142"><text:s/></text:span><text:span text:style-name="T33_143">можно</text:span><text:span text:style-name="T33_144"><text:s/></text:span><text:span text:style-name="T33_145">повысить</text:span><text:span text:style-name="T33_146"><text:s/></text:span><text:span text:style-name="T33_147">так</text:span><text:span text:style-name="T33_148">-</text:span><text:span text:style-name="T33_149">же</text:span><text:span text:style-name="T33_150"><text:s/></text:span><text:span text:style-name="T33_151">предоставив</text:span><text:span text:style-name="T33_152"><text:s/></text:span><text:span text:style-name="T33_153">несколько</text:span><text:span text:style-name="T33_154"><text:s/></text:span><text:span text:style-name="T33_155">вариантов</text:span><text:span text:style-name="T33_156"><text:s/></text:span><text:span text:style-name="T33_157">документов</text:span><text:span text:style-name="T33_158">,<text:s/></text:span><text:span text:style-name="T33_159">на</text:span><text:span text:style-name="T33_160"><text:s/></text:span><text:span text:style-name="T33_161">которых</text:span><text:span text:style-name="T33_162"><text:s/></text:span><text:span text:style-name="T33_163">есть</text:span><text:span text:style-name="T33_164"><text:s/></text:span><text:span text:style-name="T33_165">фото</text:span><text:span text:style-name="T33_166">,<text:s/></text:span><text:span text:style-name="T33_167">ФИО</text:span><text:span text:style-name="T33_168"><text:s/></text:span><text:span text:style-name="T33_169">и</text:span><text:span text:style-name="T33_170"><text:s/></text:span><text:span text:style-name="T33_171">дата</text:span><text:span text:style-name="T33_172"><text:s/></text:span><text:span text:style-name="T33_173">рождения</text:span><text:span text:style-name="T33_174">.<text:s/></text:span><text:span text:style-name="T33_175">Однако</text:span><text:span text:style-name="T33_176">,<text:s/></text:span><text:span text:style-name="T33_177">следует</text:span><text:span text:style-name="T33_178"><text:s/></text:span><text:span text:style-name="T33_179">иметь</text:span><text:span text:style-name="T33_180"><text:s/></text:span><text:span text:style-name="T33_181">ввиду</text:span><text:span text:style-name="T33_182">,<text:s/></text:span><text:span text:style-name="T33_183">что</text:span><text:span text:style-name="T33_184"><text:s/></text:span><text:span text:style-name="T33_185">наивысший</text:span><text:span text:style-name="T33_186"><text:s/></text:span><text:span text:style-name="T33_187">уровень</text:span><text:span text:style-name="T33_188"><text:s/></text:span><text:span text:style-name="T33_189">при</text:span><text:span text:style-name="T33_190"><text:s/></text:span><text:span text:style-name="T33_191">использовании</text:span><text:span text:style-name="T33_192"><text:s/></text:span><text:span text:style-name="T33_193">удаленной</text:span><text:span text:style-name="T33_194"><text:s/></text:span><text:span text:style-name="T33_195">проверки</text:span><text:span text:style-name="T33_196"><text:s/></text:span><text:span text:style-name="T33_197">ставить</text:span><text:span text:style-name="T33_198"><text:s/></text:span><text:span text:style-name="T33_199">не</text:span><text:span text:style-name="T33_200"><text:s/></text:span><text:span text:style-name="T33_201">рекомендуется</text:span><text:span text:style-name="T33_202">.</text:span></text:p>
      <text:p text:style-name="P34"/>
      <text:p text:style-name="P35"><text:span text:style-name="T35_1">Если</text:span><text:span text:style-name="T35_2"><text:s/></text:span><text:span text:style-name="T35_3">участник</text:span><text:span text:style-name="T35_4"><text:s/></text:span><text:span text:style-name="T35_5">сети</text:span><text:span text:style-name="T35_6"><text:s/></text:span><text:span text:style-name="T35_7">доверия</text:span><text:span text:style-name="T35_8"><text:s/></text:span><text:span text:style-name="T35_9">отказывается</text:span><text:span text:style-name="T35_10"><text:s/></text:span><text:span text:style-name="T35_11">от</text:span><text:span text:style-name="T35_12"><text:s/></text:span><text:span text:style-name="T35_13">проверки</text:span><text:span text:style-name="T35_14"><text:s/></text:span><text:span text:style-name="T35_15">или</text:span><text:span text:style-name="T35_16"><text:s/></text:span><text:span text:style-name="T35_17">вообще</text:span><text:span text:style-name="T35_18"><text:s/></text:span><text:span text:style-name="T35_19">не</text:span><text:span text:style-name="T35_20"><text:s/></text:span><text:span text:style-name="T35_21">выходит</text:span><text:span text:style-name="T35_22"><text:s/></text:span><text:span text:style-name="T35_23">на</text:span><text:span text:style-name="T35_24"><text:s/></text:span><text:span text:style-name="T35_25">связь</text:span><text:span text:style-name="T35_26"><text:s/></text:span><text:span text:style-name="T35_27">для</text:span><text:span text:style-name="T35_28"><text:s/></text:span><text:span text:style-name="T35_29">проверки</text:span><text:span text:style-name="T35_30">,<text:s/></text:span><text:span text:style-name="T35_31">вы</text:span><text:span text:style-name="T35_32"><text:s/>-<text:s/></text:span><text:span text:style-name="T35_33">пользователь</text:span><text:span text:style-name="T35_34">,<text:s/></text:span><text:span text:style-name="T35_35">который</text:span><text:span text:style-name="T35_36"><text:s/></text:span><text:span text:style-name="T35_37">отправил</text:span><text:span text:style-name="T35_38"><text:s/></text:span><text:span text:style-name="T35_39">ему</text:span><text:span text:style-name="T35_40"><text:s/></text:span><text:span text:style-name="T35_41">предложение</text:span><text:span text:style-name="T35_42"><text:s/></text:span><text:span text:style-name="T35_43">о</text:span><text:span text:style-name="T35_44"><text:s/></text:span><text:span text:style-name="T35_45">проверке</text:span><text:span text:style-name="T35_46">,<text:s/></text:span><text:span text:style-name="T35_47">может</text:span><text:span text:style-name="T35_48"><text:s/></text:span><text:span text:style-name="T35_49">поставить</text:span><text:span text:style-name="T35_50"><text:s/></text:span><text:span text:style-name="T35_51">проверяемому</text:span><text:span text:style-name="T35_52"><text:s/></text:span><text:span text:style-name="T35_53">отрицательный</text:span><text:span text:style-name="T35_54"><text:s/></text:span><text:span text:style-name="T35_55">индекс</text:span><text:span text:style-name="T35_56"><text:s/></text:span><text:span text:style-name="T35_57">проверки</text:span><text:span text:style-name="T35_58"><text:s/></text:span><text:span text:style-name="T35_59">различной</text:span><text:span text:style-name="T35_60"><text:s/></text:span><text:span text:style-name="T35_61">величины</text:span><text:span text:style-name="T35_62">.<text:s/></text:span><text:span text:style-name="T35_63">Она</text:span><text:span text:style-name="T35_64"><text:s/></text:span><text:span text:style-name="T35_65">может</text:span><text:span text:style-name="T35_66"><text:s/></text:span><text:span text:style-name="T35_67">зависеть</text:span><text:span text:style-name="T35_68"><text:s/></text:span><text:span text:style-name="T35_69">от</text:span><text:span text:style-name="T35_70"><text:s/></text:span><text:span text:style-name="T35_71">уровня</text:span><text:span text:style-name="T35_72"><text:s/></text:span><text:span text:style-name="T35_73">личной</text:span><text:span text:style-name="T35_74"><text:s/></text:span><text:span text:style-name="T35_75">уверенности</text:span><text:span text:style-name="T35_76"><text:s/></text:span><text:span text:style-name="T35_77">этого</text:span><text:span text:style-name="T35_78"><text:s/></text:span><text:span text:style-name="T35_79">пользователя</text:span><text:span text:style-name="T35_80"><text:s/></text:span><text:span text:style-name="T35_81">в</text:span><text:span text:style-name="T35_82"><text:s/></text:span><text:span text:style-name="T35_83">том</text:span><text:span text:style-name="T35_84">,<text:s/></text:span><text:span text:style-name="T35_85">что</text:span><text:span text:style-name="T35_86"><text:s/></text:span><text:span text:style-name="T35_87">проверяемый</text:span><text:span text:style-name="T35_88"><text:s/></text:span><text:span text:style-name="T35_89">не</text:span><text:span text:style-name="T35_90"><text:s/></text:span><text:span text:style-name="T35_91">соответствует</text:span><text:span text:style-name="T35_92"><text:s/></text:span><text:span text:style-name="T35_93">критериям</text:span><text:span text:style-name="T35_94"><text:s/></text:span><text:span text:style-name="T35_95">проверки</text:span><text:span text:style-name="T35_96">.</text:span></text:p>
      <text:p text:style-name="P36"/>
      <text:p text:style-name="P37"><text:span text:style-name="T37_1">Зачем</text:span><text:span text:style-name="T37_2"><text:s/></text:span><text:span text:style-name="T37_3">нужен</text:span><text:span text:style-name="T37_4"><text:s/></text:span><text:span text:style-name="T37_5">уровень</text:span><text:span text:style-name="T37_6"><text:s/></text:span><text:span text:style-name="T37_7">доверия</text:span><text:span text:style-name="T37_8">?</text:span></text:p>
      <text:p text:style-name="P38"/>
      <text:p text:style-name="P39"><text:span text:style-name="T39_1">Кроме</text:span><text:span text:style-name="T39_2"><text:s/></text:span><text:span text:style-name="T39_3">уровня</text:span><text:span text:style-name="T39_4"><text:s/></text:span><text:span text:style-name="T39_5">самой</text:span><text:span text:style-name="T39_6"><text:s/></text:span><text:span text:style-name="T39_7">проверки</text:span><text:span text:style-name="T39_8"><text:s/>(</text:span><text:span text:style-name="T39_9">уровня</text:span><text:span text:style-name="T39_10"><text:s/></text:span><text:span text:style-name="T39_11">верификации</text:span><text:span text:style-name="T39_12">)<text:s/></text:span><text:span text:style-name="T39_13">в</text:span><text:span text:style-name="T39_14"><text:s/></text:span><text:span text:style-name="T39_15">сети</text:span><text:span text:style-name="T39_16"><text:s/></text:span><text:span text:style-name="T39_17">доверия</text:span><text:span text:style-name="T39_18"><text:s/></text:span><text:span text:style-name="T39_19">используется</text:span><text:span text:style-name="T39_20"><text:s/></text:span><text:span text:style-name="T39_21">такое</text:span><text:span text:style-name="T39_22"><text:s/></text:span><text:span text:style-name="T39_23">значение</text:span><text:span text:style-name="T39_24">,<text:s/></text:span><text:span text:style-name="T39_25">как</text:span><text:span text:style-name="T39_26"><text:s/>“</text:span><text:span text:style-name="T39_27">уровень</text:span><text:span text:style-name="T39_28"><text:s/></text:span><text:span text:style-name="T39_29">доверия</text:span><text:span text:style-name="T39_30">”.<text:s/></text:span><text:span text:style-name="T39_31">Это</text:span><text:span text:style-name="T39_32"><text:s/></text:span><text:span text:style-name="T39_33">значения</text:span><text:span text:style-name="T39_34"><text:s/></text:span><text:span text:style-name="T39_35">необходимо</text:span><text:span text:style-name="T39_36"><text:s/></text:span><text:span text:style-name="T39_37">для</text:span><text:span text:style-name="T39_38"><text:s/></text:span><text:span text:style-name="T39_39">саморегулирования</text:span><text:span text:style-name="T39_40"><text:s/></text:span><text:span text:style-name="T39_41">сети</text:span><text:span text:style-name="T39_42"><text:s/></text:span><text:span text:style-name="T39_43">доверия</text:span><text:span text:style-name="T39_44">.<text:s/></text:span><text:span text:style-name="T39_45">Рассмотрим</text:span><text:span text:style-name="T39_46"><text:s/></text:span><text:span text:style-name="T39_47">такой</text:span><text:span text:style-name="T39_48"><text:s/></text:span><text:span text:style-name="T39_49">случай</text:span><text:span text:style-name="T39_50">…<text:line-break/><text:line-break/></text:span><text:span text:style-name="T39_51">Некий</text:span><text:span text:style-name="T39_52"><text:s/></text:span><text:span text:style-name="T39_53">злонамеренный</text:span><text:span text:style-name="T39_54"><text:s/></text:span><text:span text:style-name="T39_55">пользователь</text:span><text:span text:style-name="T39_56"><text:s/></text:span><text:span text:style-name="T39_57">создал</text:span><text:span text:style-name="T39_58"><text:s/></text:span><text:span text:style-name="T39_59">себе</text:span><text:span text:style-name="T39_60"><text:s/></text:span><text:span text:style-name="T39_61">несколько</text:span><text:span text:style-name="T39_62"><text:s/></text:span><text:span text:style-name="T39_63">аккаунтов</text:span><text:span text:style-name="T39_64"><text:s/></text:span><text:span text:style-name="T39_65">Google</text:span><text:span text:style-name="T39_66"><text:s/></text:span><text:span text:style-name="T39_67">и</text:span><text:span text:style-name="T39_68"><text:s/></text:span><text:span text:style-name="T39_69">таким</text:span><text:span text:style-name="T39_70"><text:s/></text:span><text:span text:style-name="T39_71">образом</text:span><text:span text:style-name="T39_72"><text:s/></text:span><text:span text:style-name="T39_73">зарегистрировался</text:span><text:span text:style-name="T39_74"><text:s/></text:span><text:span text:style-name="T39_75">в</text:span><text:span text:style-name="T39_76"><text:s/></text:span><text:span text:style-name="T39_77">сети</text:span><text:span text:style-name="T39_78"><text:s/></text:span><text:span text:style-name="T39_79">доверия</text:span><text:span text:style-name="T39_80"><text:s/></text:span><text:span text:style-name="T39_81">с</text:span><text:span text:style-name="T39_82"><text:s/></text:span><text:span text:style-name="T39_83">несколькими</text:span><text:span text:style-name="T39_84"><text:s/></text:span><text:span text:style-name="T39_85">документами</text:span><text:span text:style-name="T39_86">.<text:s/></text:span><text:span text:style-name="T39_87">После</text:span><text:span text:style-name="T39_88"><text:s/></text:span><text:span text:style-name="T39_89">этого</text:span><text:span text:style-name="T39_90">,<text:s/></text:span><text:span text:style-name="T39_91">каждым</text:span><text:span text:style-name="T39_92"><text:s/></text:span><text:span text:style-name="T39_93">из</text:span><text:span text:style-name="T39_94"><text:s/></text:span><text:span text:style-name="T39_95">этих</text:span><text:span text:style-name="T39_96"><text:s/>“</text:span><text:span text:style-name="T39_97">пользователей</text:span><text:span text:style-name="T39_98">”<text:s/></text:span><text:span text:style-name="T39_99">он</text:span><text:span text:style-name="T39_100"><text:s/></text:span><text:span text:style-name="T39_101">удостоверил</text:span><text:span text:style-name="T39_102"><text:s/></text:span><text:span text:style-name="T39_103">уровень</text:span><text:span text:style-name="T39_104"><text:s/></text:span><text:span text:style-name="T39_105">доверия</text:span><text:span text:style-name="T39_106"><text:s/></text:span><text:span text:style-name="T39_107">остальных</text:span><text:span text:style-name="T39_108"><text:s/></text:span><text:span text:style-name="T39_109">своих</text:span><text:span text:style-name="T39_110"><text:s/>“</text:span><text:span text:style-name="T39_111">пользователей</text:span><text:span text:style-name="T39_112">”.<text:s/></text:span><text:span text:style-name="T39_113">И</text:span><text:span text:style-name="T39_114"><text:s/></text:span><text:span text:style-name="T39_115">получилось</text:span><text:span text:style-name="T39_116"><text:s/></text:span><text:span text:style-name="T39_117">что</text:span><text:span text:style-name="T39_118"><text:s/></text:span><text:span text:style-name="T39_119">в</text:span><text:span text:style-name="T39_120"><text:s/></text:span><text:span text:style-name="T39_121">сети</text:span><text:span text:style-name="T39_122"><text:s/></text:span><text:span text:style-name="T39_123">доверия</text:span><text:span text:style-name="T39_124"><text:s/></text:span><text:span text:style-name="T39_125">присутствует</text:span><text:span text:style-name="T39_126"><text:s/></text:span><text:span text:style-name="T39_127">несколько</text:span><text:span text:style-name="T39_128"><text:s/></text:span><text:span text:style-name="T39_129">пользователей</text:span><text:span text:style-name="T39_130">,<text:s/></text:span><text:span text:style-name="T39_131">которые</text:span><text:span text:style-name="T39_132"><text:s/></text:span><text:span text:style-name="T39_133">не</text:span><text:span text:style-name="T39_134"><text:s/></text:span><text:span text:style-name="T39_135">соответствуют</text:span><text:span text:style-name="T39_136"><text:s/></text:span><text:span text:style-name="T39_137">реальным</text:span><text:span text:style-name="T39_138"><text:s/></text:span><text:span text:style-name="T39_139">людям</text:span><text:span text:style-name="T39_140">.<text:s/></text:span><text:span text:style-name="T39_141">Изначально</text:span><text:span text:style-name="T39_142"><text:s/></text:span><text:span text:style-name="T39_143">предотвратить</text:span><text:span text:style-name="T39_144"><text:s/></text:span><text:span text:style-name="T39_145">такую</text:span><text:span text:style-name="T39_146"><text:s/></text:span><text:span text:style-name="T39_147">ситуацию</text:span><text:span text:style-name="T39_148"><text:s/></text:span><text:span text:style-name="T39_149">невозможно</text:span><text:span text:style-name="T39_150">.<text:s/></text:span><text:span text:style-name="T39_151">Но</text:span><text:span text:style-name="T39_152"><text:s/></text:span><text:span text:style-name="T39_153">ее</text:span><text:span text:style-name="T39_154"><text:s/></text:span><text:span text:style-name="T39_155">возможно</text:span><text:span text:style-name="T39_156"><text:s/></text:span><text:span text:style-name="T39_157">урегулировать</text:span><text:span text:style-name="T39_158"><text:s/></text:span><text:span text:style-name="T39_159">постфактум</text:span><text:span text:style-name="T39_160">.</text:span></text:p>
      <text:p text:style-name="P40"/>
      <text:p text:style-name="P41"><text:span text:style-name="T41_1">При</text:span><text:span text:style-name="T41_2"><text:s/></text:span><text:span text:style-name="T41_3">обнаружении</text:span><text:span text:style-name="T41_4"><text:s/></text:span><text:span text:style-name="T41_5">пользователя</text:span><text:span text:style-name="T41_6">,<text:s/></text:span><text:span text:style-name="T41_7">который</text:span><text:span text:style-name="T41_8"><text:s/></text:span><text:span text:style-name="T41_9">не</text:span><text:span text:style-name="T41_10"><text:s/></text:span><text:span text:style-name="T41_11">может</text:span><text:span text:style-name="T41_12"><text:s/></text:span><text:span text:style-name="T41_13">или</text:span><text:span text:style-name="T41_14"><text:s/></text:span><text:span text:style-name="T41_15">не</text:span><text:span text:style-name="T41_16"><text:s/></text:span><text:span text:style-name="T41_17">желает</text:span><text:span text:style-name="T41_18"><text:s/></text:span><text:span text:style-name="T41_19">провести</text:span><text:span text:style-name="T41_20"><text:s/></text:span><text:span text:style-name="T41_21">процедуру</text:span><text:span text:style-name="T41_22"><text:s/></text:span><text:span text:style-name="T41_23">верификации</text:span><text:span text:style-name="T41_24">,<text:s/></text:span><text:span text:style-name="T41_25">инициатор</text:span><text:span text:style-name="T41_26"><text:s/></text:span><text:span text:style-name="T41_27">процедуры</text:span><text:span text:style-name="T41_28"><text:s/></text:span><text:span text:style-name="T41_29">должен</text:span><text:span text:style-name="T41_30"><text:s/></text:span><text:span text:style-name="T41_31">сделать</text:span><text:span text:style-name="T41_32"><text:s/></text:span><text:span text:style-name="T41_33">два</text:span><text:span text:style-name="T41_34"><text:s/></text:span><text:span text:style-name="T41_35">действия</text:span><text:span text:style-name="T41_36">:<text:line-break/></text:span></text:p>
      <text:p text:style-name="P42"><text:span text:style-name="T42_1">1.<text:s/></text:span><text:span text:style-name="T42_2">Установить</text:span><text:span text:style-name="T42_3"><text:s/></text:span><text:span text:style-name="T42_4">уровень</text:span><text:span text:style-name="T42_5"><text:s/></text:span><text:span text:style-name="T42_6">верификации</text:span><text:span text:style-name="T42_7"><text:s/></text:span><text:span text:style-name="T42_8">для</text:span><text:span text:style-name="T42_9"><text:s/></text:span><text:span text:style-name="T42_10">него</text:span><text:span text:style-name="T42_11"><text:s/></text:span><text:span text:style-name="T42_12">ниже</text:span><text:span text:style-name="T42_13"><text:s/>0;<text:line-break/></text:span><text:span text:style-name="T42_14">2.<text:s/></text:span><text:span text:style-name="T42_15">Найти</text:span><text:span text:style-name="T42_16"><text:s/></text:span><text:span text:style-name="T42_17">записи</text:span><text:span text:style-name="T42_18"><text:s/></text:span><text:span text:style-name="T42_19">тех</text:span><text:span text:style-name="T42_20"><text:s/></text:span><text:span text:style-name="T42_21">пользователей</text:span><text:span text:style-name="T42_22">,<text:s/></text:span><text:span text:style-name="T42_23">которые</text:span><text:span text:style-name="T42_24"><text:s/></text:span><text:span text:style-name="T42_25">его</text:span><text:span text:style-name="T42_26"><text:s/></text:span><text:span text:style-name="T42_27">удостоверили</text:span><text:span text:style-name="T42_28"><text:s/></text:span><text:span text:style-name="T42_29">и</text:span><text:span text:style-name="T42_30"><text:s/></text:span><text:span text:style-name="T42_31">установить</text:span><text:span text:style-name="T42_32"><text:s/></text:span><text:span text:style-name="T42_33">для</text:span><text:span text:style-name="T42_34"><text:s/></text:span><text:span text:style-name="T42_35">них</text:span><text:span text:style-name="T42_36"><text:s/></text:span><text:span text:style-name="T42_37">уровень</text:span><text:span text:style-name="T42_38"><text:s/></text:span><text:span text:style-name="T42_39">доверия</text:span><text:span text:style-name="T42_40"><text:s/></text:span><text:span text:style-name="T42_41">ниже</text:span><text:span text:style-name="T42_42"><text:s/>0;</text:span></text:p>
      <text:p text:style-name="P43"><text:span text:style-name="T43_1">3.<text:s/></text:span><text:span text:style-name="T43_2">Для</text:span><text:span text:style-name="T43_3"><text:s/></text:span><text:span text:style-name="T43_4">пользователей</text:span><text:span text:style-name="T43_5">,<text:s/></text:span><text:span text:style-name="T43_6">удостоверивших</text:span><text:span text:style-name="T43_7"><text:s/></text:span><text:span text:style-name="T43_8">данного</text:span><text:span text:style-name="T43_9">,<text:s/></text:span><text:span text:style-name="T43_10">провести</text:span><text:span text:style-name="T43_11"><text:s/></text:span><text:span text:style-name="T43_12">процедуру</text:span><text:span text:style-name="T43_13"><text:s/></text:span><text:span text:style-name="T43_14">верификации</text:span><text:span text:style-name="T43_15"><text:s/></text:span><text:span text:style-name="T43_16">и</text:span><text:span text:style-name="T43_17"><text:s/></text:span><text:span text:style-name="T43_18">при</text:span><text:span text:style-name="T43_19"><text:s/></text:span><text:span text:style-name="T43_20">ее</text:span><text:span text:style-name="T43_21"><text:s/></text:span><text:span text:style-name="T43_22">неудачном</text:span><text:span text:style-name="T43_23"><text:s/></text:span><text:span text:style-name="T43_24">завершении</text:span><text:span text:style-name="T43_25">,<text:s/></text:span><text:span text:style-name="T43_26">продолжить</text:span><text:span text:style-name="T43_27"><text:s/></text:span><text:span text:style-name="T43_28">с</text:span><text:span text:style-name="T43_29"><text:s/></text:span><text:span text:style-name="T43_30">п</text:span><text:span text:style-name="T43_31">.1.</text:span></text:p>
      <text:p text:style-name="P44"/>
      <text:p text:style-name="P45"><text:span text:style-name="T45_1">Процедура</text:span><text:span text:style-name="T45_2"><text:s/></text:span><text:span text:style-name="T45_3">расчета</text:span><text:span text:style-name="T45_4"><text:s/></text:span><text:span text:style-name="T45_5">результатов</text:span><text:span text:style-name="T45_6"><text:s/></text:span><text:span text:style-name="T45_7">устроена</text:span><text:span text:style-name="T45_8"><text:s/></text:span><text:span text:style-name="T45_9">так</text:span><text:span text:style-name="T45_10">,<text:s/></text:span><text:span text:style-name="T45_11">что</text:span><text:span text:style-name="T45_12"><text:s/></text:span><text:span text:style-name="T45_13">при</text:span><text:span text:style-name="T45_14"><text:s/></text:span><text:span text:style-name="T45_15">понижении</text:span><text:span text:style-name="T45_16"><text:s/></text:span><text:span text:style-name="T45_17">уровня</text:span><text:span text:style-name="T45_18"><text:s/></text:span><text:span text:style-name="T45_19">доверия</text:span><text:span text:style-name="T45_20"><text:s/></text:span><text:span text:style-name="T45_21">пользователю</text:span><text:span text:style-name="T45_22">,<text:s/></text:span><text:span text:style-name="T45_23">его</text:span><text:span text:style-name="T45_24"><text:s/></text:span><text:span text:style-name="T45_25">результат</text:span><text:span text:style-name="T45_26"><text:s/></text:span><text:span text:style-name="T45_27">будет</text:span><text:span text:style-name="T45_28"><text:s/></text:span><text:span text:style-name="T45_29">учитываться</text:span><text:span text:style-name="T45_30"><text:s/></text:span><text:span text:style-name="T45_31">с</text:span><text:span text:style-name="T45_32"><text:s/></text:span><text:span text:style-name="T45_33">понижением</text:span><text:span text:style-name="T45_34">.<text:s/></text:span><text:span text:style-name="T45_35">Т</text:span><text:span text:style-name="T45_36">.</text:span><text:span text:style-name="T45_37">е</text:span><text:span text:style-name="T45_38">.<text:s/></text:span><text:span text:style-name="T45_39">если</text:span><text:span text:style-name="T45_40"><text:s/></text:span><text:span text:style-name="T45_41">пользователь</text:span><text:span text:style-name="T45_42"><text:s/></text:span><text:span text:style-name="T45_43">кому</text:span><text:span text:style-name="T45_44">-</text:span><text:span text:style-name="T45_45">то</text:span><text:span text:style-name="T45_46"><text:s/></text:span><text:span text:style-name="T45_47">поставил</text:span><text:span text:style-name="T45_48"><text:s/></text:span><text:span text:style-name="T45_49">уровень</text:span><text:span text:style-name="T45_50"><text:s/></text:span><text:span text:style-name="T45_51">проверки</text:span><text:span text:style-name="T45_52"><text:s/>10<text:s/></text:span><text:span text:style-name="T45_53">и</text:span><text:span text:style-name="T45_54"><text:s/></text:span><text:span text:style-name="T45_55">при</text:span><text:span text:style-name="T45_56"><text:s/></text:span><text:span text:style-name="T45_57">этом</text:span><text:span text:style-name="T45_58"><text:s/></text:span><text:span text:style-name="T45_59">другие</text:span><text:span text:style-name="T45_60"><text:s/></text:span><text:span text:style-name="T45_61">пользователи</text:span><text:span text:style-name="T45_62"><text:s/></text:span><text:span text:style-name="T45_63">установили</text:span><text:span text:style-name="T45_64"><text:s/></text:span><text:span text:style-name="T45_65">ему</text:span><text:span text:style-name="T45_66"><text:s/></text:span><text:span text:style-name="T45_67">уровень</text:span><text:span text:style-name="T45_68"><text:s/></text:span><text:span text:style-name="T45_69">доверия</text:span><text:span text:style-name="T45_70"><text:s/>0,<text:s/></text:span><text:span text:style-name="T45_71">данный</text:span><text:span text:style-name="T45_72"><text:s/></text:span><text:span text:style-name="T45_73">его</text:span><text:span text:style-name="T45_74"><text:s/></text:span><text:span text:style-name="T45_75">результат</text:span><text:span text:style-name="T45_76"><text:s/></text:span><text:span text:style-name="T45_77">на</text:span><text:span text:style-name="T45_78"><text:s/></text:span><text:span text:style-name="T45_79">очередном</text:span><text:span text:style-name="T45_80"><text:s/></text:span><text:span text:style-name="T45_81">цикле</text:span><text:span text:style-name="T45_82"><text:s/></text:span><text:span text:style-name="T45_83">проверки</text:span><text:span text:style-name="T45_84"><text:s/></text:span><text:span text:style-name="T45_85">будет</text:span><text:span text:style-name="T45_86"><text:s/></text:span><text:span text:style-name="T45_87">учтен</text:span><text:span text:style-name="T45_88"><text:s/></text:span><text:span text:style-name="T45_89">как</text:span><text:span text:style-name="T45_90"><text:s/>5.<text:s/></text:span><text:span text:style-name="T45_91">Полностью</text:span><text:span text:style-name="T45_92"><text:s/></text:span><text:span text:style-name="T45_93">игнорироваться</text:span><text:span text:style-name="T45_94"><text:s/></text:span><text:span text:style-name="T45_95">он</text:span><text:span text:style-name="T45_96"><text:s/></text:span><text:span text:style-name="T45_97">будет</text:span><text:span text:style-name="T45_98"><text:s/></text:span><text:span text:style-name="T45_99">только</text:span><text:span text:style-name="T45_100"><text:s/></text:span><text:span text:style-name="T45_101">при</text:span><text:span text:style-name="T45_102"><text:s/></text:span><text:span text:style-name="T45_103">понижении</text:span><text:span text:style-name="T45_104"><text:s/></text:span><text:span text:style-name="T45_105">общего</text:span><text:span text:style-name="T45_106"><text:s/></text:span><text:span text:style-name="T45_107">уровня</text:span><text:span text:style-name="T45_108"><text:s/></text:span><text:span text:style-name="T45_109">доверия</text:span><text:span text:style-name="T45_110"><text:s/></text:span><text:span text:style-name="T45_111">до</text:span><text:span text:style-name="T45_112"><text:s/>-10.</text:span></text:p>
      <text:p text:style-name="P46"/>
      <text:p text:style-name="P47"><text:span text:style-name="T47_1">Также</text:span><text:span text:style-name="T47_2"><text:s/></text:span><text:span text:style-name="T47_3">необходимо</text:span><text:span text:style-name="T47_4"><text:s/></text:span><text:span text:style-name="T47_5">учитывать</text:span><text:span text:style-name="T47_6"><text:s/></text:span><text:span text:style-name="T47_7">следующий</text:span><text:span text:style-name="T47_8"><text:s/></text:span><text:span text:style-name="T47_9">момент</text:span><text:span text:style-name="T47_10">…<text:s/></text:span><text:span text:style-name="T47_11">Уровень</text:span><text:span text:style-name="T47_12"><text:s/></text:span><text:span text:style-name="T47_13">верификации</text:span><text:span text:style-name="T47_14"><text:s/></text:span><text:span text:style-name="T47_15">выставляется</text:span><text:span text:style-name="T47_16"><text:s/></text:span><text:span text:style-name="T47_17">паре</text:span><text:span text:style-name="T47_18"><text:s/></text:span><text:span text:style-name="T47_19">пользователь</text:span><text:span text:style-name="T47_20">-</text:span><text:span text:style-name="T47_21">документ</text:span><text:span text:style-name="T47_22">.<text:s/></text:span><text:span text:style-name="T47_23">Уровень</text:span><text:span text:style-name="T47_24"><text:s/></text:span><text:span text:style-name="T47_25">доверия</text:span><text:span text:style-name="T47_26"><text:s/></text:span><text:span text:style-name="T47_27">выставляется</text:span><text:span text:style-name="T47_28"><text:s/></text:span><text:span text:style-name="T47_29">только</text:span><text:span text:style-name="T47_30"><text:s/></text:span><text:span text:style-name="T47_31">человеку</text:span><text:span text:style-name="T47_32">.<text:s/></text:span><text:span text:style-name="T47_33">Даже</text:span><text:span text:style-name="T47_34"><text:s/></text:span><text:span text:style-name="T47_35">если</text:span><text:span text:style-name="T47_36"><text:s/></text:span><text:span text:style-name="T47_37">он</text:span><text:span text:style-name="T47_38"><text:s/></text:span><text:span text:style-name="T47_39">сменит</text:span><text:span text:style-name="T47_40"><text:s/></text:span><text:span text:style-name="T47_41">свой</text:span><text:span text:style-name="T47_42"><text:s/></text:span><text:span text:style-name="T47_43">документ</text:span><text:span text:style-name="T47_44"><text:s/>(</text:span><text:span text:style-name="T47_45">что</text:span><text:span text:style-name="T47_46">,<text:s/></text:span><text:span text:style-name="T47_47">в</text:span><text:span text:style-name="T47_48"><text:s/></text:span><text:span text:style-name="T47_49">принципе</text:span><text:span text:style-name="T47_50">,<text:s/></text:span><text:span text:style-name="T47_51">возможно</text:span><text:span text:style-name="T47_52">),<text:s/></text:span><text:span text:style-name="T47_53">потеряв</text:span><text:span text:style-name="T47_54"><text:s/></text:span><text:span text:style-name="T47_55">при</text:span><text:span text:style-name="T47_56"><text:s/></text:span><text:span text:style-name="T47_57">это</text:span><text:span text:style-name="T47_58"><text:s/></text:span><text:span text:style-name="T47_59">уровень</text:span><text:span text:style-name="T47_60"><text:s/></text:span><text:span text:style-name="T47_61">верификации</text:span><text:span text:style-name="T47_62">,<text:s/></text:span><text:span text:style-name="T47_63">уровень</text:span><text:span text:style-name="T47_64"><text:s/></text:span><text:span text:style-name="T47_65">доверия</text:span><text:span text:style-name="T47_66"><text:s/></text:span><text:span text:style-name="T47_67">у</text:span><text:span text:style-name="T47_68"><text:s/></text:span><text:span text:style-name="T47_69">него</text:span><text:span text:style-name="T47_70"><text:s/></text:span><text:span text:style-name="T47_71">останется</text:span><text:span text:style-name="T47_72"><text:s/></text:span><text:span text:style-name="T47_73">на</text:span><text:span text:style-name="T47_74"><text:s/></text:span><text:span text:style-name="T47_75">основе</text:span><text:span text:style-name="T47_76"><text:s/></text:span><text:span text:style-name="T47_77">предыдущих</text:span><text:span text:style-name="T47_78"><text:s/></text:span><text:span text:style-name="T47_79">голосов</text:span><text:span text:style-name="T47_80">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